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B00000013D3BD31C4849D895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/>
    <style:font-face style:name="Titillium Web1" svg:font-family="'Titillium Web'" style:font-adornments="Th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5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16.74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mm" fo:break-before="page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Tabelle_20_-_20_Überschrift_20_1_20_Zentriert">
      <style:table-cell-properties style:cell-protect="protected" style:print-content="true" style:text-align-source="fix" style:repeat-content="false" style:vertical-align="middle"/>
      <style:paragraph-properties fo:text-align="start" fo:margin-left="0mm"/>
    </style:style>
    <style:style style:name="ce2" style:family="table-cell" style:parent-style-name="Tabelle_20_-_20_Überschrift_20_2_20_Zentriert">
      <style:table-cell-properties style:cell-protect="protected" style:print-content="true"/>
    </style:style>
    <style:style style:name="ce13" style:family="table-cell" style:parent-style-name="Default">
      <style:table-cell-properties fo:border-bottom="0.06pt solid #5f6062" style:cell-protect="none" style:print-content="true" style:text-align-source="fix" style:repeat-content="false" fo:border-left="none" fo:border-right="0.06pt solid #5f6062" fo:border-top="0.06pt solid #5f6062"/>
      <style:paragraph-properties fo:text-align="center" fo:margin-left="0mm"/>
    </style:style>
    <style:style style:name="ce37" style:family="table-cell" style:parent-style-name="Default">
      <style:table-cell-properties fo:border="none"/>
    </style:style>
    <style:style style:name="ce35" style:family="table-cell" style:parent-style-name="Tabelle_20_-_20_Überschrift_20_1_20_Zentrier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order-bottom="0.06pt solid #5f6062" style:cell-protect="none" style:print-content="true" fo:border-left="none" fo:border-right="0.06pt solid #5f6062" fo:border-top="0.06pt solid #5f6062"/>
    </style:style>
    <style:style style:name="ce6" style:family="table-cell" style:parent-style-name="Tabelle_20_-_20_Überschrift_20_1_20_Zentrier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6pt solid #5f6062" fo:border-left="none" fo:border-right="0.06pt solid #5f6062" fo:border-top="0.06pt solid #5f6062"/>
    </style:style>
    <style:style style:name="ce8" style:family="table-cell" style:parent-style-name="Default">
      <style:table-cell-properties fo:border-bottom="0.06pt solid #5f6062" fo:border-left="none" fo:border-right="none" fo:border-top="0.06pt solid #5f6062"/>
    </style:style>
    <style:style style:name="ce9" style:family="table-cell" style:parent-style-name="Default">
      <style:table-cell-properties fo:border-bottom="0.06pt solid #5f6062" fo:border-left="none" fo:border-right="0.06pt solid #5f6062" fo:border-top="0.06pt solid #5f6062"/>
      <style:text-properties fo:font-weight="600"/>
    </style:style>
    <style:style style:name="ce10" style:family="table-cell" style:parent-style-name="Default">
      <style:table-cell-properties fo:border="0.06pt solid #5f6062"/>
    </style:style>
    <style:style style:name="ce11" style:family="table-cell" style:parent-style-name="Default">
      <style:table-cell-properties fo:background-color="#f1f1f1" style:cell-protect="none" style:print-content="true" style:text-align-source="fix" style:repeat-content="false"/>
      <style:paragraph-properties fo:text-align="center" fo:margin-left="0mm"/>
    </style:style>
    <style:style style:name="ce12" style:family="table-cell" style:parent-style-name="Tabelle_20_-_20_Überschrift_20_1_20_Zentriert">
      <style:table-cell-properties style:cell-protect="protected" style:print-content="true"/>
    </style:style>
    <style:style style:name="ce42" style:family="table-cell" style:parent-style-name="Default">
      <style:table-cell-properties style:cell-protect="none" style:print-content="true" style:text-align-source="fix" style:repeat-content="false" fo:border="0.06pt solid #5f6062"/>
      <style:paragraph-properties fo:text-align="center" fo:margin-left="0mm"/>
    </style:style>
    <style:style style:name="ce45" style:family="table-cell" style:parent-style-name="Default">
      <style:table-cell-properties style:cell-protect="none" style:print-content="true" fo:border="0.06pt solid #5f6062"/>
    </style:style>
    <style:style style:name="ce14" style:family="table-cell" style:parent-style-name="Default">
      <style:table-cell-properties fo:background-color="#f1f1f1" style:cell-protect="none" style:print-content="true" fo:border="0.06pt solid #5f6062"/>
    </style:style>
    <style:style style:name="ce15" style:family="table-cell" style:parent-style-name="Default" style:data-style-name="N2">
      <style:table-cell-properties fo:border-bottom="none" fo:border-left="none" fo:border-right="none" fo:border-top="1.25pt solid #5f6062"/>
    </style:style>
    <style:style style:name="ce16" style:family="table-cell" style:parent-style-name="Default">
      <style:table-cell-properties fo:background-color="#f1f1f1" style:cell-protect="none" style:print-content="true" fo:border="0.06pt solid #5f6062"/>
      <style:text-properties fo:font-weight="600"/>
    </style:style>
    <style:style style:name="ce17" style:family="table-cell" style:parent-style-name="Default" style:data-style-name="N37">
      <style:table-cell-properties fo:background-color="#f1f1f1" style:cell-protect="none" style:print-content="true"/>
    </style:style>
    <style:style style:name="ce18" style:family="table-cell" style:parent-style-name="Default">
      <style:table-cell-properties fo:border="0.06pt solid #5f6062"/>
      <style:text-properties fo:font-weight="6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0.06pt solid #5f6062" fo:border-left="0.06pt solid #5f6062" fo:border-right="none" fo:border-top="0.06pt solid #5f6062"/>
    </style:style>
    <style:style style:name="ce21" style:family="table-cell" style:parent-style-name="Default" style:data-style-name="N2">
      <style:table-cell-properties fo:border-bottom="0.06pt solid #5f6062" fo:border-left="0.06pt solid #5f6062" fo:border-right="none" fo:border-top="0.06pt solid #5f6062"/>
      <style:text-properties fo:font-weight="600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style:cell-protect="none" style:print-content="true" style:text-align-source="fix" style:repeat-content="false" fo:border="0.06pt solid #5f6062" style:vertical-align="middle"/>
      <style:paragraph-properties fo:text-align="start" fo:margin-left="0mm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5f6062" style:vertical-align="middle"/>
      <style:paragraph-properties fo:text-align="center"/>
    </style:style>
    <style:style style:name="ce25" style:family="table-cell" style:parent-style-name="Default">
      <style:text-properties fo:font-weight="600"/>
    </style:style>
    <style:style style:name="ce58" style:family="table-cell" style:parent-style-name="Default">
      <style:table-cell-properties style:cell-protect="none" style:print-content="true" style:text-align-source="fix" style:repeat-content="false" fo:border="0.06pt solid #5f6062"/>
      <style:paragraph-properties fo:text-align="start" fo:margin-left="0mm"/>
    </style:style>
    <style:style style:name="ce26" style:family="table-cell" style:parent-style-name="Default">
      <style:table-cell-properties fo:border-bottom="none" fo:border-left="none" fo:border-right="none" fo:border-top="0.06pt solid #5f6062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61" style:family="table-cell" style:parent-style-name="Default">
      <style:table-cell-properties fo:border-bottom="0.06pt solid #5f6062" style:cell-protect="none" style:print-content="true" style:text-align-source="fix" style:repeat-content="false" fo:border-left="0.06pt solid #5f6062" fo:border-right="none" fo:border-top="0.06pt solid #5f6062"/>
      <style:paragraph-properties fo:text-align="center" fo:margin-left="0mm"/>
    </style:style>
    <style:style style:name="ce28" style:family="table-cell" style:parent-style-name="Default">
      <style:table-cell-properties fo:border-bottom="0.06pt solid #5f6062" style:cell-protect="none" style:print-content="true" fo:border-left="0.06pt solid #5f6062" fo:border-right="none" fo:border-top="0.06pt solid #5f6062"/>
    </style:style>
    <style:style style:name="ce29" style:family="table-cell" style:parent-style-name="Default">
      <style:table-cell-properties style:cell-protect="protected" style:print-content="true"/>
    </style:style>
    <style:style style:name="ce30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" table:style-name="ta1" table:print-ranges="Tabelle.A1:Tabelle.I9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office:value-type="string" calcext:value-type="string">
            <text:p>AS</text:p>
          </table:table-cell>
          <table:table-cell table:style-name="ce11"/>
          <table:table-cell table:style-name="ce17" office:value-type="date" office:date-value="2019-03-11" calcext:value-type="date">
            <text:p>11.03.19</text:p>
          </table:table-cell>
          <table:table-cell table:style-name="ce19" office:value-type="string" calcext:value-type="string">
            <text:p>bis</text:p>
          </table:table-cell>
          <table:table-cell table:style-name="ce22" table:formula="of:=[.C1]+6" office:value-type="date" office:date-value="2019-03-17" calcext:value-type="date">
            <text:p>17.03.19</text:p>
          </table:table-cell>
          <table:table-cell table:number-columns-repeated="2"/>
          <table:table-cell table:style-name="ce27" office:value-type="string" calcext:value-type="string">
            <text:p>KW</text:p>
          </table:table-cell>
          <table:table-cell table:formula="of:=WEEKNUM([.C1];1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ontag</text:p>
          </table:table-cell>
          <table:table-cell table:style-name="ce12" table:number-columns-repeated="2"/>
          <table:table-cell table:style-name="ce12" table:formula="of:=SUM([.D4:.D14])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string" calcext:value-type="string">
            <text:p>ZV</text:p>
          </table:table-cell>
          <table:table-cell table:style-name="ce12" table:number-columns-repeated="995"/>
          <table:table-cell table:style-name="ce29" table:number-columns-repeated="20"/>
        </table:table-row>
        <table:table-row table:style-name="ro1">
          <table:table-cell table:style-name="ce2" office:value-type="string" calcext:value-type="string">
            <text:p>Projekt</text:p>
          </table:table-cell>
          <table:table-cell table:style-name="ce2" office:value-type="string" calcext:value-type="string">
            <text:p>Lph</text:p>
          </table:table-cell>
          <table:table-cell table:style-name="ce2" office:value-type="string" calcext:value-type="string">
            <text:p>Arbeit</text:p>
          </table:table-cell>
          <table:table-cell table:style-name="ce2" office:value-type="string" calcext:value-type="string">
            <text:p>Stunden</text:p>
          </table:table-cell>
          <table:table-cell table:style-name="ce2" office:value-type="string" calcext:value-type="string">
            <text:p>Bemerkungen</text:p>
          </table:table-cell>
          <table:table-cell table:style-name="ce2" table:number-columns-repeated="999"/>
          <table:table-cell table:style-name="ce29" table:number-columns-repeated="20"/>
        </table:table-row>
        <table:table-row table:style-name="ro2">
          <table:table-cell table:style-name="ce13" office:value-type="string" calcext:value-type="string">
            <text:p>ABC-DN</text:p>
          </table:table-cell>
          <table:table-cell table:style-name="ce42" office:value-type="string" calcext:value-type="string">
            <text:p>GE</text:p>
          </table:table-cell>
          <table:table-cell table:style-name="ce42" office:value-type="string" calcext:value-type="string">
            <text:p>FZ</text:p>
          </table:table-cell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 table:number-columns-spanned="4" table:number-rows-spanned="1">
            <text:p>FahrzeitFahrzeitFahrzeitFahrzeitFahrzeitFahrzeitFahrzeitFahrzeitFahrzeitFahrzeit</text:p>
          </table:table-cell>
          <table:covered-table-cell table:number-columns-repeated="3" table:style-name="ce58"/>
          <table:table-cell table:style-name="ce61" office:value-type="string" calcext:value-type="string">
            <text:p>TGA</text:p>
          </table:table-cell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1">
          <table:table-cell table:style-name="ce37" table:number-columns-repeated="4"/>
          <table:table-cell table:style-name="ce47" table:number-columns-spanned="4" table:number-rows-spanned="1"/>
          <table:covered-table-cell table:number-columns-repeated="3"/>
          <table:table-cell table:style-name="ce37" table:number-columns-repeated="996"/>
          <table:table-cell table:number-columns-repeated="20"/>
        </table:table-row>
        <table:table-row table:style-name="ro1">
          <table:table-cell table:style-name="ce35" office:value-type="string" calcext:value-type="string">
            <text:p>Dienstag</text:p>
          </table:table-cell>
          <table:table-cell table:style-name="Tabelle_20_-_20_Überschrift_20_1_20_Zentriert" table:number-columns-repeated="2"/>
          <table:table-cell table:style-name="Tabelle_20_-_20_Überschrift_20_1_20_Zentriert" table:formula="of:=SUM([.D18:.D28])" office:value-type="float" office:value="1" calcext:value-type="float">
            <text:p>1</text:p>
          </table:table-cell>
          <table:table-cell table:style-name="Tabelle_20_-_20_Überschrift_20_1_20_Zentriert" table:number-columns-repeated="4"/>
          <table:table-cell table:style-name="Tabelle_20_-_20_Überschrift_20_1_20_Zentriert" office:value-type="string" calcext:value-type="string">
            <text:p>ZV</text:p>
          </table:table-cell>
          <table:table-cell table:style-name="Tabelle_20_-_20_Überschrift_20_1_20_Zentriert" table:number-columns-repeated="995"/>
          <table:table-cell table:number-columns-repeated="20"/>
        </table:table-row>
        <table:table-row table:style-name="ro1">
          <table:table-cell table:style-name="Tabelle_20_-_20_Überschrift_20_2_20_Zentriert" office:value-type="string" calcext:value-type="string">
            <text:p>Projekt</text:p>
          </table:table-cell>
          <table:table-cell table:style-name="Tabelle_20_-_20_Überschrift_20_2_20_Zentriert" office:value-type="string" calcext:value-type="string">
            <text:p>Lph</text:p>
          </table:table-cell>
          <table:table-cell table:style-name="Tabelle_20_-_20_Überschrift_20_2_20_Zentriert" office:value-type="string" calcext:value-type="string">
            <text:p>Arbeit</text:p>
          </table:table-cell>
          <table:table-cell table:style-name="Tabelle_20_-_20_Überschrift_20_2_20_Zentriert" office:value-type="string" calcext:value-type="string">
            <text:p>Stunden</text:p>
          </table:table-cell>
          <table:table-cell table:style-name="Tabelle_20_-_20_Überschrift_20_2_20_Zentriert" office:value-type="string" calcext:value-type="string">
            <text:p>Bemerkungen</text:p>
          </table:table-cell>
          <table:table-cell table:style-name="Tabelle_20_-_20_Überschrift_20_2_20_Zentriert" table:number-columns-repeated="999"/>
          <table:table-cell table:number-columns-repeated="20"/>
        </table:table-row>
        <table:table-row table:style-name="ro2">
          <table:table-cell table:style-name="ce13" office:value-type="string" calcext:value-type="string">
            <text:p>ABC-DN</text:p>
          </table:table-cell>
          <table:table-cell table:style-name="ce42" office:value-type="string" calcext:value-type="string">
            <text:p>GE</text:p>
          </table:table-cell>
          <table:table-cell table:style-name="ce42" office:value-type="string" calcext:value-type="string">
            <text:p>FZ</text:p>
          </table:table-cell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 table:number-columns-spanned="4" table:number-rows-spanned="1">
            <text:p>FahrzeitFahrzeitFahrzeitFahrzeitFahrzeitFahrzeitFahrzeitFahrzeitFahrzeitFahrzeit</text:p>
          </table:table-cell>
          <table:covered-table-cell table:number-columns-repeated="3" table:style-name="ce58"/>
          <table:table-cell table:style-name="ce61" office:value-type="string" calcext:value-type="string">
            <text:p>TGA</text:p>
          </table:table-cell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1">
          <table:table-cell table:style-name="ce37" table:number-columns-repeated="4"/>
          <table:table-cell table:style-name="ce47" table:number-columns-spanned="4" table:number-rows-spanned="1"/>
          <table:covered-table-cell table:number-columns-repeated="3"/>
          <table:table-cell table:style-name="ce37" table:number-columns-repeated="996"/>
          <table:table-cell table:number-columns-repeated="20"/>
        </table:table-row>
        <table:table-row table:style-name="ro1">
          <table:table-cell table:style-name="ce35" office:value-type="string" calcext:value-type="string">
            <text:p>Mittwoch</text:p>
          </table:table-cell>
          <table:table-cell table:style-name="Tabelle_20_-_20_Überschrift_20_1_20_Zentriert" table:number-columns-repeated="2"/>
          <table:table-cell table:style-name="Tabelle_20_-_20_Überschrift_20_1_20_Zentriert" table:formula="of:=SUM([.D32:.D42])" office:value-type="float" office:value="1" calcext:value-type="float">
            <text:p>1</text:p>
          </table:table-cell>
          <table:table-cell table:style-name="Tabelle_20_-_20_Überschrift_20_1_20_Zentriert" table:number-columns-repeated="4"/>
          <table:table-cell table:style-name="Tabelle_20_-_20_Überschrift_20_1_20_Zentriert" office:value-type="string" calcext:value-type="string">
            <text:p>ZV</text:p>
          </table:table-cell>
          <table:table-cell table:style-name="Tabelle_20_-_20_Überschrift_20_1_20_Zentriert" table:number-columns-repeated="995"/>
          <table:table-cell table:number-columns-repeated="20"/>
        </table:table-row>
        <table:table-row table:style-name="ro1">
          <table:table-cell table:style-name="Tabelle_20_-_20_Überschrift_20_2_20_Zentriert" office:value-type="string" calcext:value-type="string">
            <text:p>Projekt</text:p>
          </table:table-cell>
          <table:table-cell table:style-name="Tabelle_20_-_20_Überschrift_20_2_20_Zentriert" office:value-type="string" calcext:value-type="string">
            <text:p>Lph</text:p>
          </table:table-cell>
          <table:table-cell table:style-name="Tabelle_20_-_20_Überschrift_20_2_20_Zentriert" office:value-type="string" calcext:value-type="string">
            <text:p>Arbeit</text:p>
          </table:table-cell>
          <table:table-cell table:style-name="Tabelle_20_-_20_Überschrift_20_2_20_Zentriert" office:value-type="string" calcext:value-type="string">
            <text:p>Stunden</text:p>
          </table:table-cell>
          <table:table-cell table:style-name="Tabelle_20_-_20_Überschrift_20_2_20_Zentriert" office:value-type="string" calcext:value-type="string">
            <text:p>Bemerkungen</text:p>
          </table:table-cell>
          <table:table-cell table:style-name="Tabelle_20_-_20_Überschrift_20_2_20_Zentriert" table:number-columns-repeated="999"/>
          <table:table-cell table:number-columns-repeated="20"/>
        </table:table-row>
        <table:table-row table:style-name="ro2">
          <table:table-cell table:style-name="ce13" office:value-type="string" calcext:value-type="string">
            <text:p>ABC-DN</text:p>
          </table:table-cell>
          <table:table-cell table:style-name="ce42" office:value-type="string" calcext:value-type="string">
            <text:p>GE</text:p>
          </table:table-cell>
          <table:table-cell table:style-name="ce42" office:value-type="string" calcext:value-type="string">
            <text:p>FZ</text:p>
          </table:table-cell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 table:number-columns-spanned="4" table:number-rows-spanned="1">
            <text:p>FahrzeitFahrzeitFahrzeitFahrzeitFahrzeitFahrzeitFahrzeitFahrzeitFahrzeitFahrzeit</text:p>
          </table:table-cell>
          <table:covered-table-cell table:number-columns-repeated="3" table:style-name="ce58"/>
          <table:table-cell table:style-name="ce61" office:value-type="string" calcext:value-type="string">
            <text:p>TGA</text:p>
          </table:table-cell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1">
          <table:table-cell table:style-name="ce37" table:number-columns-repeated="4"/>
          <table:table-cell table:style-name="ce47" table:number-columns-spanned="4" table:number-rows-spanned="1"/>
          <table:covered-table-cell table:number-columns-repeated="3"/>
          <table:table-cell table:style-name="ce37" table:number-columns-repeated="996"/>
          <table:table-cell table:number-columns-repeated="20"/>
        </table:table-row>
        <table:table-row table:style-name="ro3">
          <table:table-cell table:style-name="ce35" office:value-type="string" calcext:value-type="string">
            <text:p>Donnerstag</text:p>
          </table:table-cell>
          <table:table-cell table:style-name="Tabelle_20_-_20_Überschrift_20_1_20_Zentriert" table:number-columns-repeated="2"/>
          <table:table-cell table:style-name="Tabelle_20_-_20_Überschrift_20_1_20_Zentriert" table:formula="of:=SUM([.D46:.D56])" office:value-type="float" office:value="0" calcext:value-type="float">
            <text:p>0</text:p>
          </table:table-cell>
          <table:table-cell table:style-name="Tabelle_20_-_20_Überschrift_20_1_20_Zentriert" table:number-columns-repeated="4"/>
          <table:table-cell table:style-name="Tabelle_20_-_20_Überschrift_20_1_20_Zentriert" office:value-type="string" calcext:value-type="string">
            <text:p>ZV</text:p>
          </table:table-cell>
          <table:table-cell table:style-name="Tabelle_20_-_20_Überschrift_20_1_20_Zentriert" table:number-columns-repeated="995"/>
          <table:table-cell table:number-columns-repeated="20"/>
        </table:table-row>
        <table:table-row table:style-name="ro1">
          <table:table-cell table:style-name="Tabelle_20_-_20_Überschrift_20_2_20_Zentriert" office:value-type="string" calcext:value-type="string">
            <text:p>Projekt</text:p>
          </table:table-cell>
          <table:table-cell table:style-name="Tabelle_20_-_20_Überschrift_20_2_20_Zentriert" office:value-type="string" calcext:value-type="string">
            <text:p>Lph</text:p>
          </table:table-cell>
          <table:table-cell table:style-name="Tabelle_20_-_20_Überschrift_20_2_20_Zentriert" office:value-type="string" calcext:value-type="string">
            <text:p>Arbeit</text:p>
          </table:table-cell>
          <table:table-cell table:style-name="Tabelle_20_-_20_Überschrift_20_2_20_Zentriert" office:value-type="string" calcext:value-type="string">
            <text:p>Stunden</text:p>
          </table:table-cell>
          <table:table-cell table:style-name="Tabelle_20_-_20_Überschrift_20_2_20_Zentriert" office:value-type="string" calcext:value-type="string">
            <text:p>Bemerkungen</text:p>
          </table:table-cell>
          <table:table-cell table:style-name="Tabelle_20_-_20_Überschrift_20_2_20_Zentriert" table:number-columns-repeated="999"/>
          <table:table-cell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1">
          <table:table-cell table:style-name="ce37" table:number-columns-repeated="4"/>
          <table:table-cell table:style-name="ce47" table:number-columns-spanned="4" table:number-rows-spanned="1"/>
          <table:covered-table-cell table:number-columns-repeated="3"/>
          <table:table-cell table:style-name="ce37" table:number-columns-repeated="996"/>
          <table:table-cell table:number-columns-repeated="20"/>
        </table:table-row>
        <table:table-row table:style-name="ro1">
          <table:table-cell table:style-name="ce35" office:value-type="string" calcext:value-type="string">
            <text:p>Freitag</text:p>
          </table:table-cell>
          <table:table-cell table:style-name="Tabelle_20_-_20_Überschrift_20_1_20_Zentriert" table:number-columns-repeated="2"/>
          <table:table-cell table:style-name="Tabelle_20_-_20_Überschrift_20_1_20_Zentriert" table:formula="of:=SUM([.D60:.D69])" office:value-type="float" office:value="0" calcext:value-type="float">
            <text:p>0</text:p>
          </table:table-cell>
          <table:table-cell table:style-name="Tabelle_20_-_20_Überschrift_20_1_20_Zentriert" table:number-columns-repeated="4"/>
          <table:table-cell table:style-name="Tabelle_20_-_20_Überschrift_20_1_20_Zentriert" office:value-type="string" calcext:value-type="string">
            <text:p>ZV</text:p>
          </table:table-cell>
          <table:table-cell table:number-columns-repeated="1015"/>
        </table:table-row>
        <table:table-row table:style-name="ro1">
          <table:table-cell table:style-name="Tabelle_20_-_20_Überschrift_20_2_20_Zentriert" office:value-type="string" calcext:value-type="string">
            <text:p>Projekt</text:p>
          </table:table-cell>
          <table:table-cell table:style-name="Tabelle_20_-_20_Überschrift_20_2_20_Zentriert" office:value-type="string" calcext:value-type="string">
            <text:p>Lph</text:p>
          </table:table-cell>
          <table:table-cell table:style-name="Tabelle_20_-_20_Überschrift_20_2_20_Zentriert" office:value-type="string" calcext:value-type="string">
            <text:p>Arbeit</text:p>
          </table:table-cell>
          <table:table-cell table:style-name="Tabelle_20_-_20_Überschrift_20_2_20_Zentriert" office:value-type="string" calcext:value-type="string">
            <text:p>Stunden</text:p>
          </table:table-cell>
          <table:table-cell table:style-name="Tabelle_20_-_20_Überschrift_20_2_20_Zentriert" office:value-type="string" calcext:value-type="string">
            <text:p>Bemerkungen</text:p>
          </table:table-cell>
          <table:table-cell table:style-name="Tabelle_20_-_20_Überschrift_20_2_20_Zentriert" table:number-columns-repeated="4"/>
          <table:table-cell table:number-columns-repeated="1015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1">
          <table:table-cell table:style-name="ce37" table:number-columns-repeated="4"/>
          <table:table-cell table:style-name="ce47" table:number-columns-spanned="4" table:number-rows-spanned="1"/>
          <table:covered-table-cell table:number-columns-repeated="3"/>
          <table:table-cell table:style-name="ce37" table:number-columns-repeated="996"/>
          <table:table-cell table:number-columns-repeated="20"/>
        </table:table-row>
        <table:table-row table:style-name="ro1">
          <table:table-cell table:style-name="ce35" office:value-type="string" calcext:value-type="string">
            <text:p>Samstag</text:p>
          </table:table-cell>
          <table:table-cell table:style-name="Tabelle_20_-_20_Überschrift_20_1_20_Zentriert" table:number-columns-repeated="2"/>
          <table:table-cell table:style-name="Tabelle_20_-_20_Überschrift_20_1_20_Zentriert" table:formula="of:=SUM([.D73:.D76])" office:value-type="float" office:value="0" calcext:value-type="float">
            <text:p>0</text:p>
          </table:table-cell>
          <table:table-cell table:style-name="Tabelle_20_-_20_Überschrift_20_1_20_Zentriert" table:number-columns-repeated="4"/>
          <table:table-cell table:style-name="Tabelle_20_-_20_Überschrift_20_1_20_Zentriert" office:value-type="string" calcext:value-type="string">
            <text:p>ZV</text:p>
          </table:table-cell>
          <table:table-cell table:number-columns-repeated="1015"/>
        </table:table-row>
        <table:table-row table:style-name="ro1">
          <table:table-cell table:style-name="Tabelle_20_-_20_Überschrift_20_2_20_Zentriert" office:value-type="string" calcext:value-type="string">
            <text:p>Projekt</text:p>
          </table:table-cell>
          <table:table-cell table:style-name="Tabelle_20_-_20_Überschrift_20_2_20_Zentriert" office:value-type="string" calcext:value-type="string">
            <text:p>Lph</text:p>
          </table:table-cell>
          <table:table-cell table:style-name="Tabelle_20_-_20_Überschrift_20_2_20_Zentriert" office:value-type="string" calcext:value-type="string">
            <text:p>Arbeit</text:p>
          </table:table-cell>
          <table:table-cell table:style-name="Tabelle_20_-_20_Überschrift_20_2_20_Zentriert" office:value-type="string" calcext:value-type="string">
            <text:p>Stunden</text:p>
          </table:table-cell>
          <table:table-cell table:style-name="Tabelle_20_-_20_Überschrift_20_2_20_Zentriert" office:value-type="string" calcext:value-type="string">
            <text:p>Bemerkungen</text:p>
          </table:table-cell>
          <table:table-cell table:style-name="Tabelle_20_-_20_Überschrift_20_2_20_Zentriert" table:number-columns-repeated="4"/>
          <table:table-cell table:number-columns-repeated="1015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1">
          <table:table-cell table:style-name="ce37" table:number-columns-repeated="4"/>
          <table:table-cell table:style-name="ce47" table:number-columns-spanned="4" table:number-rows-spanned="1"/>
          <table:covered-table-cell table:number-columns-repeated="3"/>
          <table:table-cell table:style-name="ce37" table:number-columns-repeated="996"/>
          <table:table-cell table:number-columns-repeated="20"/>
        </table:table-row>
        <table:table-row table:style-name="ro1">
          <table:table-cell table:style-name="ce35" office:value-type="string" calcext:value-type="string">
            <text:p>Sonntag</text:p>
          </table:table-cell>
          <table:table-cell table:style-name="Tabelle_20_-_20_Überschrift_20_1_20_Zentriert" table:number-columns-repeated="2"/>
          <table:table-cell table:style-name="Tabelle_20_-_20_Überschrift_20_1_20_Zentriert" table:formula="of:=SUM([.D80:.D84])" office:value-type="float" office:value="0" calcext:value-type="float">
            <text:p>0</text:p>
          </table:table-cell>
          <table:table-cell table:style-name="Tabelle_20_-_20_Überschrift_20_1_20_Zentriert" table:number-columns-repeated="4"/>
          <table:table-cell table:style-name="Tabelle_20_-_20_Überschrift_20_1_20_Zentriert" office:value-type="string" calcext:value-type="string">
            <text:p>ZV</text:p>
          </table:table-cell>
          <table:table-cell table:number-columns-repeated="1015"/>
        </table:table-row>
        <table:table-row table:style-name="ro1">
          <table:table-cell table:style-name="Tabelle_20_-_20_Überschrift_20_2_20_Zentriert" office:value-type="string" calcext:value-type="string">
            <text:p>Projekt</text:p>
          </table:table-cell>
          <table:table-cell table:style-name="Tabelle_20_-_20_Überschrift_20_2_20_Zentriert" office:value-type="string" calcext:value-type="string">
            <text:p>Lph</text:p>
          </table:table-cell>
          <table:table-cell table:style-name="Tabelle_20_-_20_Überschrift_20_2_20_Zentriert" office:value-type="string" calcext:value-type="string">
            <text:p>Arbeit</text:p>
          </table:table-cell>
          <table:table-cell table:style-name="Tabelle_20_-_20_Überschrift_20_2_20_Zentriert" office:value-type="string" calcext:value-type="string">
            <text:p>Stunden</text:p>
          </table:table-cell>
          <table:table-cell table:style-name="Tabelle_20_-_20_Überschrift_20_2_20_Zentriert" office:value-type="string" calcext:value-type="string">
            <text:p>Bemerkungen</text:p>
          </table:table-cell>
          <table:table-cell table:style-name="Tabelle_20_-_20_Überschrift_20_2_20_Zentriert" table:number-columns-repeated="4"/>
          <table:table-cell table:number-columns-repeated="1015"/>
        </table:table-row>
        <table:table-row table:style-name="ro4" table:visibility="collapse">
          <table:table-cell table:style-name="ce3"/>
          <table:table-cell table:style-name="ce45" table:number-columns-repeated="3"/>
          <table:table-cell table:style-name="ce23" table:number-columns-spanned="4" table:number-rows-spanned="1"/>
          <table:covered-table-cell table:number-columns-repeated="3" table:style-name="ce45"/>
          <table:table-cell table:style-name="ce28"/>
          <table:table-cell table:style-name="ce45" table:number-columns-repeated="995"/>
          <table:table-cell table:style-name="ce30" table:number-columns-repeated="20"/>
        </table:table-row>
        <table:table-row table:style-name="ro4" table:visibility="collapse">
          <table:table-cell table:style-name="ce3"/>
          <table:table-cell table:style-name="ce45" table:number-columns-repeated="3"/>
          <table:table-cell table:style-name="ce23" table:number-columns-spanned="4" table:number-rows-spanned="1"/>
          <table:covered-table-cell table:number-columns-repeated="3" table:style-name="ce45"/>
          <table:table-cell table:style-name="ce28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2">
          <table:table-cell table:style-name="ce13"/>
          <table:table-cell table:style-name="ce42" table:number-columns-repeated="3"/>
          <table:table-cell table:style-name="ce54" table:number-columns-spanned="4" table:number-rows-spanned="1"/>
          <table:covered-table-cell table:number-columns-repeated="3" table:style-name="ce58"/>
          <table:table-cell table:style-name="ce61"/>
          <table:table-cell table:style-name="ce45" table:number-columns-repeated="995"/>
          <table:table-cell table:style-name="ce30" table:number-columns-repeated="20"/>
        </table:table-row>
        <table:table-row table:style-name="ro1">
          <table:table-cell table:style-name="ce37" table:number-columns-repeated="4"/>
          <table:table-cell table:style-name="ce47" table:number-columns-spanned="4" table:number-rows-spanned="1"/>
          <table:covered-table-cell table:number-columns-repeated="3"/>
          <table:table-cell table:style-name="ce37" table:number-columns-repeated="996"/>
          <table:table-cell table:number-columns-repeated="20"/>
        </table:table-row>
        <table:table-row table:style-name="ro1">
          <table:table-cell table:style-name="ce6" office:value-type="string" calcext:value-type="string" table:number-columns-spanned="4" table:number-rows-spanned="1">
            <text:p>ÜBERSTUNDEN</text:p>
          </table:table-cell>
          <table:covered-table-cell table:number-columns-repeated="3" table:style-name="Tabelle_20_-_20_Überschrift_20_1_20_Zentriert"/>
          <table:table-cell table:number-columns-repeated="1020"/>
        </table:table-row>
        <table:table-row table:style-name="ro1">
          <table:table-cell table:style-name="Tabelle_20_-_20_Überschrift_20_2_20_Zentriert"/>
          <table:table-cell table:style-name="Tabelle_20_-_20_Überschrift_20_2_20_Zentriert" office:value-type="string" calcext:value-type="string">
            <text:p>Soll</text:p>
          </table:table-cell>
          <table:table-cell table:style-name="Tabelle_20_-_20_Überschrift_20_2_20_Zentriert" office:value-type="string" calcext:value-type="string">
            <text:p>Ist</text:p>
          </table:table-cell>
          <table:table-cell table:style-name="Tabelle_20_-_20_Überschrift_20_2_20_Zentriert" office:value-type="string" calcext:value-type="string">
            <text:p>Differenz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ontag</text:p>
          </table:table-cell>
          <table:table-cell table:style-name="ce14" office:value-type="float" office:value="9" calcext:value-type="float">
            <text:p>9</text:p>
          </table:table-cell>
          <table:table-cell table:style-name="ce10" table:formula="of:=[.D2]" office:value-type="float" office:value="1" calcext:value-type="float">
            <text:p>1</text:p>
          </table:table-cell>
          <table:table-cell table:style-name="ce20" table:formula="of:=[.C88]-[.B88]" office:value-type="float" office:value="-8" calcext:value-type="float">
            <text:p>-8,00</text:p>
          </table:table-cell>
          <table:table-cell/>
          <table:table-cell office:value-type="string" calcext:value-type="string">
            <text:p>Gesamtliste eingetragen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enstag</text:p>
          </table:table-cell>
          <table:table-cell table:style-name="ce14" office:value-type="float" office:value="9" calcext:value-type="float">
            <text:p>9</text:p>
          </table:table-cell>
          <table:table-cell table:style-name="ce10" table:formula="of:=[.D16]" office:value-type="float" office:value="1" calcext:value-type="float">
            <text:p>1</text:p>
          </table:table-cell>
          <table:table-cell table:style-name="ce20" table:formula="of:=[.C89]-[.B89]" office:value-type="float" office:value="-8" calcext:value-type="float">
            <text:p>-8,00</text:p>
          </table:table-cell>
          <table:table-cell table:number-columns-repeated="2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Mittwoch</text:p>
          </table:table-cell>
          <table:table-cell table:style-name="ce14" office:value-type="float" office:value="9" calcext:value-type="float">
            <text:p>9</text:p>
          </table:table-cell>
          <table:table-cell table:style-name="ce10" table:formula="of:=[.D30]" office:value-type="float" office:value="1" calcext:value-type="float">
            <text:p>1</text:p>
          </table:table-cell>
          <table:table-cell table:style-name="ce20" table:formula="of:=[.C90]-[.B90]" office:value-type="float" office:value="-8" calcext:value-type="float">
            <text:p>-8,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onnerstag</text:p>
          </table:table-cell>
          <table:table-cell table:style-name="ce14" office:value-type="float" office:value="9" calcext:value-type="float">
            <text:p>9</text:p>
          </table:table-cell>
          <table:table-cell table:style-name="ce10" table:formula="of:=[.D44]" office:value-type="float" office:value="0" calcext:value-type="float">
            <text:p>0</text:p>
          </table:table-cell>
          <table:table-cell table:style-name="ce20" table:formula="of:=[.C91]-[.B91]" office:value-type="float" office:value="-9" calcext:value-type="float">
            <text:p>-9,00</text:p>
          </table:table-cell>
          <table:table-cell/>
          <table:table-cell office:value-type="string" calcext:value-type="string">
            <text:p>Zeitvertrag eingetragen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itag</text:p>
          </table:table-cell>
          <table:table-cell table:style-name="ce14" office:value-type="float" office:value="4" calcext:value-type="float">
            <text:p>4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style-name="ce20" table:formula="of:=[.C92]-[.B92]" office:value-type="float" office:value="-4" calcext:value-type="float">
            <text:p>-4,00</text:p>
          </table:table-cell>
          <table:table-cell table:number-columns-repeated="2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Samstag</text:p>
          </table:table-cell>
          <table:table-cell table:style-name="ce14" office:value-type="float" office:value="0" calcext:value-type="float">
            <text:p>0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style-name="ce20" table:formula="of:=[.C93]-[.B93]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onntag</text:p>
          </table:table-cell>
          <table:table-cell table:style-name="ce14" office:value-type="float" office:value="0" calcext:value-type="float">
            <text:p>0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style-name="ce20" table:formula="of:=[.C94]-[.B94]" office:value-type="float" office:value="0" calcext:value-type="float">
            <text:p>0,00</text:p>
          </table:table-cell>
          <table:table-cell/>
          <table:table-cell office:value-type="string" calcext:value-type="string">
            <text:p>Freigabe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umme</text:p>
          </table:table-cell>
          <table:table-cell table:style-name="ce15" table:formula="of:=SUM([.B88:.B94])" office:value-type="float" office:value="40" calcext:value-type="float">
            <text:p>40,00</text:p>
          </table:table-cell>
          <table:table-cell table:style-name="ce15" table:formula="of:=SUM([.C88:.C94])" office:value-type="float" office:value="3" calcext:value-type="float">
            <text:p>3,00</text:p>
          </table:table-cell>
          <table:table-cell table:style-name="ce15" table:formula="of:=SUM([.D88:.D94])" office:value-type="float" office:value="-37" calcext:value-type="float">
            <text:p>-37,00</text:p>
          </table:table-cell>
          <table:table-cell table:number-columns-repeated="2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Vorwoche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string" calcext:value-type="string">
            <text:p>Saldo</text:p>
          </table:table-cell>
          <table:table-cell table:style-name="ce21" table:formula="of:=[.B96]+[.D95]" office:value-type="float" office:value="-37" calcext:value-type="float">
            <text:p>-37,00</text:p>
          </table:table-cell>
          <table:table-cell table:style-name="ce25" table:number-columns-repeated="1020"/>
        </table:table-row>
        <table:table-row table:style-name="ro1" table:number-rows-repeated="2">
          <table:table-cell table:style-name="ce10" table:number-columns-repeated="4"/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5" table:number-rows-repeated="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"/>
    <style:font-face style:name="Titillium Web1" svg:font-family="'Titillium Web'" style:font-adornments="Th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 %</number:text>
    </number:percentage-style>
    <number:number-style style:name="N110">
      <number:number number:decimal-places="0" loext:min-decimal-places="0" number:min-integer-digits="1" number:grouping="true"/>
      <number:text> A</number:text>
    </number:number-style>
    <number:number-style style:name="N111">
      <number:number number:decimal-places="0" loext:min-decimal-places="0" number:min-integer-digits="1" number:grouping="true"/>
      <number:text> kW</number:text>
    </number:number-style>
    <number:number-style style:name="N112">
      <number:number number:decimal-places="0" loext:min-decimal-places="0" number:min-integer-digits="1" number:grouping="true"/>
      <number:text> kA</number:text>
    </number:number-style>
    <number:number-style style:name="N113">
      <number:number number:decimal-places="0" loext:min-decimal-places="0" number:min-integer-digits="1" number:grouping="true"/>
      <number:text> W</number:text>
    </number:number-style>
    <number:number-style style:name="N114">
      <number:number number:decimal-places="0" loext:min-decimal-places="0" number:min-integer-digits="1" number:grouping="true"/>
      <number:text> V</number:text>
    </number:number-style>
    <number:number-style style:name="N115">
      <number:number number:decimal-places="0" loext:min-decimal-places="0" number:min-integer-digits="1" number:grouping="true"/>
      <number:text> kV</number:text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P1" style:volatile="tru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8">
      <number:number number:decimal-places="1" loext:min-decimal-places="1" number:min-integer-digits="1" number:grouping="true"/>
      <number:text> h</number:text>
    </number:number-style>
    <number:number-style style:name="N119">
      <number:number number:decimal-places="0" loext:min-decimal-places="0" number:min-integer-digits="1" number:grouping="true"/>
      <number:text> dB(A)</number:text>
    </number:number-style>
    <number:number-style style:name="N120">
      <number:number number:decimal-places="0" loext:min-decimal-places="0" number:min-integer-digits="1" number:grouping="true"/>
      <number:text> kWh</number:text>
    </number:number-style>
    <number:number-style style:name="N121">
      <number:number number:decimal-places="1" loext:min-decimal-places="1" number:min-integer-digits="1" number:grouping="true"/>
      <number:text> m²</number:text>
    </number:number-style>
    <number:number-style style:name="N122">
      <number:number number:decimal-places="1" loext:min-decimal-places="1" number:min-integer-digits="1" number:grouping="true"/>
      <number:text> m³</number:text>
    </number:number-style>
    <number:number-style style:name="N123">
      <number:number number:decimal-places="1" loext:min-decimal-places="1" number:min-integer-digits="1" number:grouping="true"/>
      <number:text> m</number:text>
    </number:number-style>
    <number:number-style style:name="N124">
      <number:number number:decimal-places="2" loext:min-decimal-places="2" number:min-integer-digits="1" number:grouping="true"/>
      <number:text> m</number:text>
    </number:number-style>
    <number:number-style style:name="N125">
      <number:number number:decimal-places="0" loext:min-decimal-places="0" number:min-integer-digits="1" number:grouping="true"/>
      <number:text> mm</number:text>
    </number:number-style>
    <number:number-style style:name="N126">
      <number:number number:decimal-places="0" loext:min-decimal-places="0" number:min-integer-digits="1" number:grouping="true"/>
      <number:text> St</number:text>
    </number:number-style>
    <number:number-style style:name="N127">
      <number:number number:decimal-places="0" loext:min-decimal-places="0" number:min-integer-digits="1" number:grouping="true"/>
      <number:text> VA</number:text>
    </number:number-style>
    <number:number-style style:name="N128">
      <number:number number:decimal-places="0" loext:min-decimal-places="0" number:min-integer-digits="1" number:grouping="true"/>
      <number:text> kVA</number:text>
    </number:number-style>
    <number:number-style style:name="N130P0" style:volatile="true">
      <number:text>[</number:text>
      <number:number number:decimal-places="0" loext:min-decimal-places="0" number:min-integer-digits="2"/>
      <number:text>]</number:text>
    </number:number-style>
    <number:number-style style:name="N130P1" style:volatile="true">
      <number:text>[</number:text>
      <number:number number:decimal-places="0" loext:min-decimal-places="0" number:min-integer-digits="2"/>
      <number:text>]</number:text>
    </number:number-style>
    <number:number-style style:name="N130">
      <number:text/>
      <style:map style:condition="value()&gt;0" style:apply-style-name="N130P0"/>
      <style:map style:condition="value()&lt;0" style:apply-style-name="N130P1"/>
    </number:number-style>
    <number:number-style style:name="N131">
      <number:number number:decimal-places="1" loext:min-decimal-places="1" number:min-integer-digits="1" number:grouping="true"/>
      <number:text> km</number:text>
    </number:number-style>
    <number:number-style style:name="N132">
      <number:number number:decimal-places="2" loext:min-decimal-places="2" number:min-integer-digits="1" number:grouping="true"/>
      <number:text> €/km</number:text>
    </number:number-style>
    <number:number-style style:name="N133">
      <number:number number:decimal-places="0" loext:min-decimal-places="0" number:min-integer-digits="1" number:grouping="true"/>
      <number:text> psch</number:text>
    </number:number-style>
    <number:number-style style:name="N129">
      <number:text>[</number:text>
      <number:number number:decimal-places="0" loext:min-decimal-places="0" number:min-integer-digits="2"/>
      <number:text>]</number:text>
    </number:number-style>
    <number:number-style style:name="N134">
      <number:number number:decimal-places="0" loext:min-decimal-places="0" number:min-integer-digits="1" number:grouping="true"/>
      <number:text> h</number:text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text>[</number:text>
      <number:number number:decimal-places="0" loext:min-decimal-places="0" number:min-integer-digits="1"/>
      <number:text>]</number:text>
    </number:number-style>
    <number:number-style style:name="N141P0" style:volatile="true">
      <number:text>[</number:text>
      <number:number number:decimal-places="0" loext:min-decimal-places="0" number:min-integer-digits="1"/>
      <number:text>]</number:text>
    </number:number-style>
    <number:number-style style:name="N141P1" style:volatile="true">
      <number:text/>
    </number:number-style>
    <number:number-style style:name="N141">
      <number:text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[</number:text>
      <number:number number:decimal-places="0" loext:min-decimal-places="0" number:min-integer-digits="1"/>
      <number:text>]</number:text>
    </number:number-style>
    <number:number-style style:name="N142P1" style:volatile="true">
      <number:text>[</number:text>
      <number:number number:decimal-places="0" loext:min-decimal-places="0" number:min-integer-digits="1"/>
      <number:text>]</number:text>
    </number:number-style>
    <number:number-style style:name="N142">
      <number:text/>
      <style:map style:condition="value()&gt;0" style:apply-style-name="N142P0"/>
      <style:map style:condition="value()&lt;0" style:apply-style-name="N142P1"/>
    </number:number-style>
    <number:text-style style:name="N144P0" style:volatile="true">
      <number:text>[</number:text>
      <number:text-content/>
      <number:text>]</number:text>
    </number:text-style>
    <number:text-style style:name="N144P1" style:volatile="true">
      <number:text>[</number:text>
      <number:text-content/>
      <number:text>]</number:text>
    </number:text-style>
    <number:number-style style:name="N144">
      <number:text/>
      <style:map style:condition="value()&gt;0" style:apply-style-name="N144P0"/>
      <style:map style:condition="value()&lt;0" style:apply-style-name="N144P1"/>
    </number:number-style>
    <number:date-style style:name="N145">
      <number:month number:style="long" number:textual="true"/>
      <number:text> </number:text>
      <number:year number:style="long"/>
    </number:date-style>
    <number:number-style style:name="N146">
      <number:number number:decimal-places="1" loext:min-decimal-places="1" number:min-integer-digits="1" number:grouping="true"/>
      <number:text> Stunden</number:text>
    </number:number-style>
    <number:number-style style:name="N147">
      <number:number number:decimal-places="3" loext:min-decimal-places="3" number:min-integer-digits="1" number:grouping="true"/>
    </number:number-style>
    <number:number-style style:name="N148">
      <number:number number:decimal-places="1" loext:min-decimal-places="1" number:min-integer-digits="1" number:grouping="true"/>
    </number:number-style>
    <number:number-style style:name="N149">
      <number:number number:decimal-places="2" loext:min-decimal-places="2" number:min-integer-digits="1" number:grouping="true"/>
      <number:text> h</number:text>
    </number:number-style>
    <number:number-style style:name="N150">
      <number:text>KW </number:text>
      <number:number number:decimal-places="0" loext:min-decimal-places="0" number:min-integer-digits="2"/>
    </number:number-style>
    <number:percentage-style style:name="N151">
      <number:number number:decimal-places="1" loext:min-decimal-places="1" number:min-integer-digits="1"/>
      <number:text>%</number:text>
    </number:percentage-style>
    <number:percentage-style style:name="N152">
      <number:number number:decimal-places="0" loext:min-decimal-places="0" number:min-integer-digits="1"/>
      <number:text>%</number:text>
    </number:percentage-style>
    <number:number-style style:name="N153">
      <number:number number:decimal-places="1" loext:min-decimal-places="1" number:min-integer-digits="1"/>
    </number:number-style>
    <number:number-style style:name="N154">
      <number:number number:decimal-places="12" loext:min-decimal-places="12" number:min-integer-digits="1"/>
    </number:number-style>
    <number:number-style style:name="N155">
      <number:number number:decimal-places="13" loext:min-decimal-places="13" number:min-integer-digits="1"/>
    </number:number-style>
    <number:number-style style:name="N156P0" style:volatile="true">
      <number:number number:decimal-places="1" loext:min-decimal-places="1" number:min-integer-digits="1" number:grouping="true"/>
    </number:number-style>
    <number:number-style style:name="N156P1" style:volatile="true">
      <number:number number:decimal-places="1" loext:min-decimal-places="1" number:min-integer-digits="1" number:grouping="true"/>
    </number:number-style>
    <number:number-style style:name="N156">
      <number:text/>
      <style:map style:condition="value()&gt;0" style:apply-style-name="N156P0"/>
      <style:map style:condition="value()&lt;0" style:apply-style-name="N156P1"/>
    </number:number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7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7P0"/>
    </number:currency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year number:style="long"/>
    </number:date-style>
    <number:number-style style:name="N163">
      <number:text>V</number:text>
      <number:number number:decimal-places="0" loext:min-decimal-places="0" number:min-integer-digits="2"/>
    </number:number-style>
    <number:number-style style:name="N164">
      <number:number number:decimal-places="0" loext:min-decimal-places="0" number:min-integer-digits="2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text>V</number:text>
      <number:number number:decimal-places="0" loext:min-decimal-places="0" number:min-integer-digits="0"/>
    </number:number-style>
    <number:number-style style:name="N168P0" style:volatile="true">
      <number:number number:decimal-places="1" loext:min-decimal-places="1" number:min-integer-digits="1" number:grouping="true"/>
      <number:text> m²</number:text>
    </number:number-style>
    <number:number-style style:name="N168P1" style:volatile="true">
      <number:text>-</number:text>
      <number:number number:decimal-places="1" loext:min-decimal-places="1" number:min-integer-digits="1" number:grouping="true"/>
      <number:text> m²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loext:min-decimal-places="2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0P0"/>
    </number:number-style>
    <number:number-style style:name="N17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72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72">
      <number:text-content/>
      <style:map style:condition="value()&lt;=1.79769313486232E+308" style:apply-style-name="N172P0"/>
    </number:text-style>
    <number:date-style style:name="N173">
      <number:month number:style="long"/>
      <number:text> . </number:text>
      <number:year number:style="long"/>
    </number:date-style>
    <number:text-style style:name="N174">
      <number:text>- </number:text>
      <number:text-content/>
    </number:text-style>
    <number:number-style style:name="N175">
      <number:number number:decimal-places="2" loext:min-decimal-places="2" number:min-integer-digits="1" number:grouping="true"/>
      <number:text>   </number:text>
    </number:number-style>
    <number:number-style style:name="N177P0" style:volatile="true">
      <number:number number:decimal-places="2" loext:min-decimal-places="2" number:min-integer-digits="1" number:grouping="true"/>
      <number:text> €</number:text>
    </number:number-style>
    <number:number-style style:name="N177P1" style:volatile="true">
      <number:text>- </number:text>
      <number:number number:decimal-places="2" loext:min-decimal-places="2" number:min-integer-digits="1" number:grouping="true"/>
      <number:text> €</number:text>
    </number:number-style>
    <number:number-style style:name="N177">
      <number:text/>
      <style:map style:condition="value()&gt;0" style:apply-style-name="N177P0"/>
      <style:map style:condition="value()&lt;0" style:apply-style-name="N177P1"/>
    </number:number-style>
    <number:number-style style:name="N17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number-style style:name="N179">
      <number:number number:decimal-places="4" loext:min-decimal-places="4" number:min-integer-digits="1" number:grouping="true"/>
    </number:number-style>
    <number:number-style style:name="N180">
      <number:number number:decimal-places="5" loext:min-decimal-places="5" number:min-integer-digits="1" number:grouping="true"/>
    </number:number-style>
    <number:number-style style:name="N181">
      <number:number number:decimal-places="0" loext:min-decimal-places="0" number:min-integer-digits="4"/>
    </number:number-style>
    <number:number-style style:name="N182">
      <number:text>#</number:text>
      <number:number number:decimal-places="0" loext:min-decimal-places="0" number:min-integer-digits="0"/>
    </number:number-style>
    <number:number-style style:name="N183">
      <number:text>HNA</number:text>
      <number:number number:decimal-places="0" loext:min-decimal-places="0" number:min-integer-digits="2"/>
    </number:number-style>
    <number:number-style style:name="N184">
      <number:text>NBH</number:text>
      <number:number number:decimal-places="0" loext:min-decimal-places="0" number:min-integer-digits="2"/>
    </number:number-style>
    <number:number-style style:name="N185">
      <number:text>HNB</number:text>
      <number:number number:decimal-places="0" loext:min-decimal-places="0" number:min-integer-digits="2"/>
    </number:number-style>
    <number:date-style style:name="N186">
      <number:month number:style="long"/>
      <number:text>/</number:text>
      <number:year number:style="long"/>
    </number:date-style>
    <number:currency-style style:name="N190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90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number number:decimal-places="2" loext:min-decimal-places="2" number:min-integer-digits="1"/>
      <number:text> €/km</number:text>
    </number:number-style>
    <number:number-style style:name="N192">
      <number:number number:decimal-places="1" loext:min-decimal-places="1" number:min-integer-digits="1"/>
      <number:text> h</number:text>
    </number:number-style>
    <number:number-style style:name="N195P0" style:volatile="true">
      <number:number number:decimal-places="0" loext:min-decimal-places="0" number:min-integer-digits="1"/>
      <number:text> St</number:text>
    </number:number-style>
    <number:number-style style:name="N195P1" style:volatile="true">
      <number:number number:decimal-places="0" loext:min-decimal-places="0" number:min-integer-digits="1"/>
      <number:text>St</number:text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2" loext:min-decimal-places="2" number:min-integer-digits="1" number:grouping="true"/>
    </number:number-style>
    <number:number-style style:name="N19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6P0"/>
    </number:number-style>
    <number:number-style style:name="N197P0" style:volatile="true">
      <number:number number:decimal-places="2" loext:min-decimal-places="2" number:min-integer-digits="1" number:grouping="true"/>
    </number:number-style>
    <number:number-style style:name="N197">
      <style:text-properties fo:color="#ff0000"/>
      <number:text>-</number:text>
      <number:number number:decimal-places="2" loext:min-decimal-places="2" number:min-integer-digits="1" number:grouping="true"/>
      <number:text> h</number:text>
      <style:map style:condition="value()&gt;=0" style:apply-style-name="N197P0"/>
    </number:number-style>
    <number:number-style style:name="N198P0" style:volatile="true">
      <number:number number:decimal-places="2" loext:min-decimal-places="2" number:min-integer-digits="1" number:grouping="true"/>
      <number:text> h</number:text>
    </number:number-style>
    <number:number-style style:name="N19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h</number:text>
    </number:number-style>
    <number:number-style style:name="N199">
      <style:text-properties fo:color="#ff0000"/>
      <number:text>-</number:text>
      <number:number number:decimal-places="2" loext:min-decimal-places="2" number:min-integer-digits="1" number:grouping="true"/>
      <number:text> h</number:text>
      <style:map style:condition="value()&gt;=0" style:apply-style-name="N199P0"/>
    </number:number-style>
    <number:number-style style:name="N200">
      <number:text>KW </number:text>
      <number:number number:min-integer-digits="1"/>
      <number:text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2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2P0"/>
    </number:currency-style>
    <number:number-style style:name="N10145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5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5P2" style:volatile="true" number:language="de" number:country="DE">
      <loext:fill-character> </loext:fill-character>
      <number:text>-    </number:text>
    </number:number-style>
    <number:text-style style:name="N10145" number:language="de" number:country="DE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8P2" style:volatile="true" number:language="de" number:country="DE">
      <loext:fill-character> </loext:fill-character>
      <number:text>- € </number:text>
    </number:number-style>
    <number:text-style style:name="N10148" number:language="de" number:country="DE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1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1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1" number:language="de" number:country="DE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4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4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6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5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56P0"/>
    </number:currency-style>
    <style:style style:name="Default" style:family="table-cell">
      <style:table-cell-properties fo:border="none" style:rotation-align="none" style:vertical-align="bottom" loext:vertical-justify="auto"/>
      <style:paragraph-properties css3t:text-justify="auto"/>
      <style:text-properties fo:color="#000000" style:font-name="Titillium Web" fo:font-family="'Titillium Web'" fo:font-size="11pt" fo:font-weight="250" style:font-name-asian="Microsoft YaHei" style:font-family-asian="'Microsoft YaHei'" style:font-family-generic-asian="system" style:font-pitch-asian="variable" style:font-name-complex="Titillium Web" style:font-family-complex="'Titillium Web'"/>
    </style:style>
    <style:style style:name="Liste_20_-_20_Überschrift_20_Linksbündig" style:display-name="Liste - Überschrift Linksbündig" style:family="table-cell" style:parent-style-name="Liste_20_-_20_Überschrift">
      <style:table-cell-properties loext:vertical-justify="auto"/>
      <style:paragraph-properties css3t:text-justify="auto"/>
      <style:text-properties fo:font-size="11pt" fo:font-weight="600"/>
    </style:style>
    <style:style style:name="Liste_20_-_20_Überschrift_20_Rechtsbündig" style:display-name="Liste - Überschrift Rechtsbündig" style:family="table-cell" style:parent-style-name="Liste_20_-_20_Überschrift">
      <style:table-cell-properties style:text-align-source="fix" style:repeat-content="false" loext:vertical-justify="auto"/>
      <style:paragraph-properties fo:text-align="end" css3t:text-justify="auto"/>
      <style:text-properties fo:font-weight="600"/>
    </style:style>
    <style:style style:name="Liste" style:family="table-cell" style:parent-style-name="Default">
      <style:table-cell-properties fo:border-bottom="0.06pt solid #5f6062" style:text-align-source="value-type" style:repeat-content="false" fo:border-left="none" fo:border-right="none" fo:border-top="none" loext:vertical-justify="auto"/>
      <style:paragraph-properties css3t:text-justify="auto"/>
      <style:text-properties fo:font-size="11pt" fo:font-weight="250"/>
    </style:style>
    <style:style style:name="Liste_20_-_20_Text_20_Linksbündig" style:display-name="Liste - Text Linksbündig" style:family="table-cell" style:parent-style-name="Liste_20_-_20_Text">
      <style:table-cell-properties style:text-align-source="fix" style:repeat-content="false" loext:vertical-justify="auto"/>
      <style:paragraph-properties fo:text-align="start" css3t:text-justify="auto"/>
    </style:style>
    <style:style style:name="Liste_20_-_20_Text_20_Rechtsbündig" style:display-name="Liste - Text Rechtsbündig" style:family="table-cell" style:parent-style-name="Liste_20_-_20_Text">
      <style:table-cell-properties style:text-align-source="fix" style:repeat-content="false" loext:vertical-justify="auto"/>
      <style:paragraph-properties fo:text-align="end" css3t:text-justify="auto"/>
    </style:style>
    <style:style style:name="Liste_20_-_20_Text_20_Zentriert" style:display-name="Liste - Text Zentriert" style:family="table-cell" style:parent-style-name="Liste_20_-_20_Text">
      <style:table-cell-properties style:text-align-source="fix" style:repeat-content="false" loext:vertical-justify="auto"/>
      <style:paragraph-properties fo:text-align="center" css3t:text-justify="auto"/>
    </style:style>
    <style:style style:name="Liste_20_-_20_01.01.2001_20_Linksbündig" style:display-name="Liste - 01.01.2001 Linksbündig" style:family="table-cell" style:parent-style-name="Liste_20_-_20_Datum" style:data-style-name="N36">
      <style:table-cell-properties style:text-align-source="fix" style:repeat-content="false" loext:vertical-justify="auto"/>
      <style:paragraph-properties fo:text-align="start" css3t:text-justify="auto"/>
    </style:style>
    <style:style style:name="Liste_20_-_20_01.01.2001_20_Rechtsbündig" style:display-name="Liste - 01.01.2001 Rechtsbündig" style:family="table-cell" style:parent-style-name="Liste_20_-_20_Datum" style:data-style-name="N36">
      <style:table-cell-properties style:text-align-source="fix" style:repeat-content="false" loext:vertical-justify="auto"/>
      <style:paragraph-properties fo:text-align="end" css3t:text-justify="auto"/>
    </style:style>
    <style:style style:name="Liste_20_-_20_01.01.2001_20_Zentriert" style:display-name="Liste - 01.01.2001 Zentriert" style:family="table-cell" style:parent-style-name="Liste_20_-_20_Datum" style:data-style-name="N36">
      <style:table-cell-properties style:text-align-source="fix" style:repeat-content="false" loext:vertical-justify="auto"/>
      <style:paragraph-properties fo:text-align="center" css3t:text-justify="auto"/>
    </style:style>
    <style:style style:name="Liste_20_-_20_0_2c_00_20__20ac__20_Rechtsbündig" style:display-name="Liste - 0,00 € Rechtsbündig" style:family="table-cell" style:parent-style-name="Liste_20_-_20_Zahlen" style:data-style-name="N108">
      <style:table-cell-properties style:text-align-source="fix" style:repeat-content="false" loext:vertical-justify="auto"/>
      <style:paragraph-properties fo:text-align="end" css3t:text-justify="auto"/>
    </style:style>
    <style:style style:name="Liste_20_-_20_0_2c_00_20__25__20_Rechtsbündig" style:display-name="Liste - 0,00 % Rechtsbündig" style:family="table-cell" style:parent-style-name="Liste_20_-_20_Zahlen" style:data-style-name="N11">
      <style:table-cell-properties loext:vertical-justify="auto"/>
      <style:paragraph-properties css3t:text-justify="auto"/>
    </style:style>
    <style:style style:name="Liste_20_-_20_0_2c_0_20__25__20_Rechtsbündig" style:display-name="Liste - 0,0 % Rechtsbündig" style:family="table-cell" style:parent-style-name="Liste_20_-_20_Zahlen" style:data-style-name="N109"/>
    <style:style style:name="Liste_20_-_20_0_20__25__20_Rechtsbündig" style:display-name="Liste - 0 % Rechtsbündig" style:family="table-cell" style:parent-style-name="Liste_20_-_20_Zahlen" style:data-style-name="N10"/>
    <style:style style:name="Liste_20_-_20_Überschrift_20_Zentriert" style:display-name="Liste - Überschrift Zentriert" style:family="table-cell" style:parent-style-name="Liste_20_-_20_Überschrift">
      <style:table-cell-properties style:text-align-source="fix" style:repeat-content="false" loext:vertical-justify="auto"/>
      <style:paragraph-properties fo:text-align="center" css3t:text-justify="auto"/>
      <style:text-properties fo:font-weight="600"/>
    </style:style>
    <style:style style:name="Daten" style:family="table-cell" style:parent-style-name="Default">
      <style:table-cell-properties loext:vertical-justify="auto"/>
      <style:paragraph-properties css3t:text-justify="auto"/>
    </style:style>
    <style:style style:name="Daten_20_-_20_Text_20_Linksbündig" style:display-name="Daten - Text Linksbündig" style:family="table-cell" style:parent-style-name="Daten">
      <style:table-cell-properties style:text-align-source="fix" style:repeat-content="false" loext:vertical-justify="auto"/>
      <style:paragraph-properties fo:text-align="start" css3t:text-justify="auto"/>
    </style:style>
    <style:style style:name="Tabelle" style:family="table-cell" style:parent-style-name="Default">
      <style:text-properties fo:font-size="10pt" fo:font-weight="250"/>
    </style:style>
    <style:style style:name="Tabelle_20_-_20_Überschrift" style:display-name="Tabelle - Überschrift" style:family="table-cell" style:parent-style-name="Tabelle">
      <style:text-properties fo:font-weight="600"/>
    </style:style>
    <style:style style:name="Tabelle_20_-_20_Überschrift_20_1_20_Linksbündig" style:display-name="Tabelle - Überschrift 1 Linksbündig" style:family="table-cell" style:parent-style-name="Tabelle_20_-_20_Überschrift_20_1">
      <style:table-cell-properties fo:border-bottom="none" fo:background-color="#eeeeee" style:text-align-source="fix" style:repeat-content="false" fo:border-left="none" fo:border-right="none" fo:border-top="0.06pt solid #000000" loext:vertical-justify="auto"/>
      <style:paragraph-properties fo:text-align="start" css3t:text-justify="auto"/>
    </style:style>
    <style:style style:name="Tabelle_20_-_20_Unterüberschrift_20_1_20_Linksbündig" style:display-name="Tabelle - Unterüberschrift 1 Linksbündig" style:family="table-cell" style:parent-style-name="Tabelle_20_-_20_Überschrift_20_1">
      <style:table-cell-properties fo:background-color="#eeeeee" style:text-align-source="fix" style:repeat-content="false" fo:border="none" loext:vertical-justify="auto"/>
      <style:paragraph-properties fo:text-align="start" css3t:text-justify="auto"/>
    </style:style>
    <style:style style:name="Tabelle_20_-_20_Überschrift_20_1_20_Rechtsbündig" style:display-name="Tabelle - Überschrift 1 Rechtsbündig" style:family="table-cell" style:parent-style-name="Tabelle_20_-_20_Überschrift_20_1">
      <style:table-cell-properties fo:border-bottom="none" fo:background-color="#eeeeee" style:text-align-source="fix" style:repeat-content="false" fo:border-left="none" fo:border-right="none" fo:border-top="0.06pt solid #000000" loext:vertical-justify="auto"/>
      <style:paragraph-properties fo:text-align="end" css3t:text-justify="auto"/>
    </style:style>
    <style:style style:name="Tabelle_20_-_20_Unterüberschrift_20_1_20_Rechtsbündig" style:display-name="Tabelle - Unterüberschrift 1 Rechtsbündig" style:family="table-cell" style:parent-style-name="Tabelle_20_-_20_Überschrift_20_1">
      <style:table-cell-properties fo:background-color="#eeeeee" style:text-align-source="fix" style:repeat-content="false" loext:vertical-justify="auto"/>
      <style:paragraph-properties fo:text-align="end" css3t:text-justify="auto"/>
    </style:style>
    <style:style style:name="Liste_20_-_20_0_20_A_20_Rechtsbündig" style:display-name="Liste - 0 A Rechtsbündig" style:family="table-cell" style:parent-style-name="Liste_20_-_20_Zahlen" style:data-style-name="N110">
      <style:table-cell-properties style:text-align-source="fix" style:repeat-content="false" loext:vertical-justify="auto"/>
      <style:paragraph-properties fo:text-align="end" css3t:text-justify="auto"/>
    </style:style>
    <style:style style:name="Liste_20_-_20_0_20_kW_20_Rechtsbündig" style:display-name="Liste - 0 kW Rechtsbündig" style:family="table-cell" style:parent-style-name="Liste_20_-_20_Zahlen" style:data-style-name="N111">
      <style:table-cell-properties loext:vertical-justify="auto"/>
      <style:paragraph-properties css3t:text-justify="auto"/>
    </style:style>
    <style:style style:name="Liste_20_-_20_0_20_kA_20_Rechtsbündig" style:display-name="Liste - 0 kA Rechtsbündig" style:family="table-cell" style:parent-style-name="Liste_20_-_20_Zahlen" style:data-style-name="N112">
      <style:table-cell-properties loext:vertical-justify="auto"/>
      <style:paragraph-properties css3t:text-justify="auto"/>
    </style:style>
    <style:style style:name="Liste_20_-_20_0_20_W_20_Rechtsbündig" style:display-name="Liste - 0 W Rechtsbündig" style:family="table-cell" style:parent-style-name="Liste_20_-_20_Zahlen" style:data-style-name="N113"/>
    <style:style style:name="Liste_20_-_20_0_20_kWh_20_Rechtsbündig" style:display-name="Liste - 0 kWh Rechtsbündig" style:family="table-cell" style:parent-style-name="Liste_20_-_20_Zahlen"/>
    <style:style style:name="Liste_20_-_20_0_20_V_20_Rechtsbündig" style:display-name="Liste - 0 V Rechtsbündig" style:family="table-cell" style:parent-style-name="Liste_20_-_20_Zahlen" style:data-style-name="N114"/>
    <style:style style:name="Liste_20_-_20_0_20_kV_20_Rechtsbündig" style:display-name="Liste - 0 kV Rechtsbündig" style:family="table-cell" style:parent-style-name="Liste_20_-_20_Zahlen" style:data-style-name="N115"/>
    <style:style style:name="Tabelle_20_-_20_Überschrift_20_2_20_Linksbündig" style:display-name="Tabelle - Überschrift 2 Linksbündig" style:family="table-cell" style:parent-style-name="Tabelle_20_-_20_Überschrift_20_2">
      <style:table-cell-properties fo:border-bottom="none" fo:background-color="#cccccc" style:text-align-source="fix" style:repeat-content="false" fo:border-left="none" fo:border-right="none" fo:border-top="0.06pt solid #000000" loext:vertical-justify="auto"/>
      <style:paragraph-properties fo:text-align="start" css3t:text-justify="auto"/>
    </style:style>
    <style:style style:name="Tabelle_20_-_20_Überschrift_20_2_20_Rechtsbündig" style:display-name="Tabelle - Überschrift 2 Rechtsbündig" style:family="table-cell" style:parent-style-name="Tabelle_20_-_20_Überschrift_20_2">
      <style:table-cell-properties fo:border-bottom="none" fo:background-color="#cccccc" style:text-align-source="fix" style:repeat-content="false" fo:border-left="none" fo:border-right="none" fo:border-top="0.06pt solid #000000" loext:vertical-justify="auto"/>
      <style:paragraph-properties fo:text-align="end" css3t:text-justify="auto"/>
    </style:style>
    <style:style style:name="Tabelle_20_-_20_Unterüberschrift_20_2_20_Linksbündig" style:display-name="Tabelle - Unterüberschrift 2 Linksbündig" style:family="table-cell" style:parent-style-name="Tabelle_20_-_20_Überschrift_20_2">
      <style:table-cell-properties fo:background-color="#cccccc" style:text-align-source="fix" style:repeat-content="false" loext:vertical-justify="auto"/>
      <style:paragraph-properties fo:text-align="start" css3t:text-justify="auto"/>
    </style:style>
    <style:style style:name="Tabelle_20_-_20_Unterüberschrift_20_2_20_Rechtsbündig" style:display-name="Tabelle - Unterüberschrift 2 Rechtsbündig" style:family="table-cell" style:parent-style-name="Tabelle_20_-_20_Überschrift_20_2">
      <style:table-cell-properties fo:background-color="#cccccc" style:text-align-source="fix" style:repeat-content="false" loext:vertical-justify="auto"/>
      <style:paragraph-properties fo:text-align="end" css3t:text-justify="auto"/>
    </style:style>
    <style:style style:name="Legende" style:family="table-cell" style:parent-style-name="Default">
      <style:table-cell-properties style:text-align-source="fix" style:repeat-content="false" loext:vertical-justify="auto"/>
      <style:paragraph-properties fo:text-align="start" css3t:text-justify="auto"/>
      <style:text-properties fo:font-size="10pt" fo:font-weight="normal"/>
    </style:style>
    <style:style style:name="Legende_20_-_20_Überschrift" style:display-name="Legende - Überschrift" style:family="table-cell" style:parent-style-name="Legende">
      <style:table-cell-properties loext:vertical-justify="auto"/>
      <style:paragraph-properties css3t:text-justify="auto"/>
      <style:text-properties fo:font-weight="600"/>
    </style:style>
    <style:style style:name="Tabelle_20_-_20_Überschrift_20_-_20_Spaltennummer_20_Linksbündig" style:display-name="Tabelle - Überschrift - Spaltennummer Linksbündig" style:family="table-cell" style:parent-style-name="Tabelle_20_-_20_Spaltennummer">
      <style:table-cell-properties fo:border-bottom="none" style:text-align-source="fix" style:repeat-content="false" fo:border-left="none" fo:border-right="none" fo:border-top="0.06pt solid #000000" style:vertical-align="top" loext:vertical-justify="auto"/>
      <style:paragraph-properties fo:text-align="start" css3t:text-justify="auto"/>
      <style:text-properties fo:color="#949697" fo:font-size="8pt" fo:font-weight="250"/>
    </style:style>
    <style:style style:name="Legende_20_-_20_Hintergrund_20_CD_20_Rot" style:display-name="Legende - Hintergrund CD Rot" style:family="table-cell" style:parent-style-name="Legende">
      <style:table-cell-properties fo:background-color="#e2001a" fo:border="4.99pt solid #ffffff" loext:vertical-justify="auto"/>
      <style:paragraph-properties css3t:text-justify="auto"/>
    </style:style>
    <style:style style:name="Legende_20_-_20_Hintergrund_20_CD_20_Pink" style:display-name="Legende - Hintergrund CD Pink" style:family="table-cell" style:parent-style-name="Legende">
      <style:table-cell-properties fo:background-color="#ee869a" fo:border="4.99pt solid #ffffff"/>
    </style:style>
    <style:style style:name="Legende_20_-_20_Hintergrund_20_CD_20_Orange" style:display-name="Legende - Hintergrund CD Orange" style:family="table-cell" style:parent-style-name="Legende">
      <style:table-cell-properties fo:background-color="#fdd279" fo:border="4.99pt solid #ffffff"/>
    </style:style>
    <style:style style:name="Legende_20_-_20_Hintergrund_20_CD_20_Gelb" style:display-name="Legende - Hintergrund CD Gelb" style:family="table-cell" style:parent-style-name="Legende">
      <style:table-cell-properties fo:background-color="#ffe964" fo:border="4.99pt solid #ffffff"/>
    </style:style>
    <style:style style:name="Legende_20_-_20_Hintergrund_20_CD_20_Grün" style:display-name="Legende - Hintergrund CD Grün" style:family="table-cell" style:parent-style-name="Legende">
      <style:table-cell-properties fo:background-color="#d2db69" fo:border="4.99pt solid #ffffff"/>
    </style:style>
    <style:style style:name="Legende_20_-_20_Hintergrund_20_CD_20_Blau" style:display-name="Legende - Hintergrund CD Blau" style:family="table-cell" style:parent-style-name="Legende">
      <style:table-cell-properties fo:background-color="#6aacda" fo:border="4.99pt solid #ffffff" loext:vertical-justify="auto"/>
      <style:paragraph-properties css3t:text-justify="auto"/>
    </style:style>
    <style:style style:name="Legende_20_-_20_Text_20_Linksbündig" style:display-name="Legende - Text Linksbündig" style:family="table-cell" style:parent-style-name="Legende">
      <style:table-cell-properties loext:vertical-justify="auto"/>
      <style:paragraph-properties css3t:text-justify="auto"/>
    </style:style>
    <style:style style:name="Tabelle_20_-_20_Überschrift_20_-_20_Spaltennummer_20_Rechtsbündig" style:display-name="Tabelle - Überschrift - Spaltennummer Rechtsbündig" style:family="table-cell" style:parent-style-name="Tabelle_20_-_20_Spaltennummer">
      <style:table-cell-properties fo:border-bottom="none" style:text-align-source="fix" style:repeat-content="false" fo:border-left="none" fo:border-right="none" fo:border-top="0.06pt solid #000000" style:vertical-align="top" loext:vertical-justify="auto"/>
      <style:paragraph-properties fo:text-align="end" css3t:text-justify="auto"/>
      <style:text-properties fo:color="#949697" fo:font-size="8pt" fo:font-weight="250"/>
    </style:style>
    <style:style style:name="Tabelle_20_-_20_Überschrift_20_-_20_Spaltennummer_20_Zentriert" style:display-name="Tabelle - Überschrift - Spaltennummer Zentriert" style:family="table-cell" style:parent-style-name="Tabelle_20_-_20_Spaltennummer">
      <style:table-cell-properties fo:border-bottom="none" style:text-align-source="fix" style:repeat-content="false" fo:border-left="none" fo:border-right="none" fo:border-top="0.06pt solid #000000" style:vertical-align="top" loext:vertical-justify="auto"/>
      <style:paragraph-properties fo:text-align="center" css3t:text-justify="auto"/>
      <style:text-properties fo:color="#949697" fo:font-size="8pt" fo:font-weight="250"/>
    </style:style>
    <style:style style:name="Liste_20_-_20_0_2c_00_20__20ac__20__2f__20__27_-_27__20_Rechtsbündig" style:display-name="Liste - 0,00 € / '-' Rechtsbündig" style:family="table-cell" style:parent-style-name="Liste_20_-_20_Zahlen" style:data-style-name="N117"/>
    <style:style style:name="Liste_20_-_20_Zahlen" style:display-name="Liste - Zahlen" style:family="table-cell" style:parent-style-name="Liste_20_-_20_Inhalt"/>
    <style:style style:name="Liste_20_-_20_Datum" style:display-name="Liste - Datum" style:family="table-cell" style:parent-style-name="Liste_20_-_20_Inhalt"/>
    <style:style style:name="Liste_20_-_20_0_2c_0_20_h_20_Rechtsbündig" style:display-name="Liste - 0,0 h Rechtsbündig" style:family="table-cell" style:parent-style-name="Liste_20_-_20_Zahlen" style:data-style-name="N118">
      <style:table-cell-properties style:text-align-source="fix" style:repeat-content="false" loext:vertical-justify="auto"/>
      <style:paragraph-properties fo:text-align="end" css3t:text-justify="auto"/>
    </style:style>
    <style:style style:name="Liste_20_-_20_Summe" style:display-name="Liste - Summe" style:family="table-cell" style:parent-style-name="Liste">
      <style:text-properties fo:font-weight="600"/>
    </style:style>
    <style:style style:name="Liste_20_-_20_Summe_20_-_20_Text_20_Linksbündig" style:display-name="Liste - Summe - Text Linksbündig" style:family="table-cell" style:parent-style-name="Liste_20_-_20_Summe_20_-_20_Text">
      <style:table-cell-properties style:text-align-source="fix" style:repeat-content="false" loext:vertical-justify="auto"/>
      <style:paragraph-properties fo:text-align="start" css3t:text-justify="auto"/>
    </style:style>
    <style:style style:name="Liste_20_-_20_Summe_20_-_20_Text_20_Rechtsbündig" style:display-name="Liste - Summe - Text Rechtsbündig" style:family="table-cell" style:parent-style-name="Liste_20_-_20_Summe_20_-_20_Text">
      <style:table-cell-properties style:text-align-source="fix" style:repeat-content="false" loext:vertical-justify="auto"/>
      <style:paragraph-properties fo:text-align="end" css3t:text-justify="auto"/>
    </style:style>
    <style:style style:name="Liste_20_-_20_Summe_20_-_20_Text_20_Zentriert" style:display-name="Liste - Summe - Text Zentriert" style:family="table-cell" style:parent-style-name="Liste_20_-_20_Summe_20_-_20_Text">
      <style:table-cell-properties style:text-align-source="fix" style:repeat-content="false" loext:vertical-justify="auto"/>
      <style:paragraph-properties fo:text-align="center" css3t:text-justify="auto"/>
    </style:style>
    <style:style style:name="Liste_20_-_20_Summe_20_-_20_Zahlen" style:display-name="Liste - Summe - Zahlen" style:family="table-cell" style:parent-style-name="Liste_20_-_20_Summe">
      <style:table-cell-properties style:text-align-source="fix" style:repeat-content="false" loext:vertical-justify="auto"/>
      <style:paragraph-properties fo:text-align="end" css3t:text-justify="auto"/>
    </style:style>
    <style:style style:name="Liste_20_-_20_Summe_20_-_20_0_2c_00_20__20ac__20_Rechtsbündig" style:display-name="Liste - Summe - 0,00 € Rechtsbündig" style:family="table-cell" style:parent-style-name="Liste_20_-_20_Summe_20_-_20_Zahlen" style:data-style-name="N108"/>
    <style:style style:name="Liste_20_-_20_Summe_20_-_20_0_2c_00_20__20ac__20__2f__20__22_-_22__20_Rechtsbündig" style:display-name="Liste - Summe - 0,00 € / &quot;-&quot; Rechtsbündig" style:family="table-cell" style:parent-style-name="Liste_20_-_20_Summe_20_-_20_Zahlen" style:data-style-name="N117"/>
    <style:style style:name="Liste_20_-_20_Summe_20_-_20_0_20__25__20_Rechtsbündig" style:display-name="Liste - Summe - 0 % Rechtsbündig" style:family="table-cell" style:parent-style-name="Liste_20_-_20_Summe_20_-_20_Zahlen" style:data-style-name="N10"/>
    <style:style style:name="Liste_20_-_20_Summe_20_-_20_0_20_kW_20_Rechtsbündig" style:display-name="Liste - Summe - 0 kW Rechtsbündig" style:family="table-cell" style:parent-style-name="Liste_20_-_20_Summe_20_-_20_Zahlen" style:data-style-name="N111"/>
    <style:style style:name="Liste_20_-_20_Summe_20_-_20_0_2c_0_20_h_20_Rechtsbündig" style:display-name="Liste - Summe - 0,0 h Rechtsbündig" style:family="table-cell" style:parent-style-name="Liste_20_-_20_Summe_20_-_20_Zahlen" style:data-style-name="N118">
      <style:table-cell-properties loext:vertical-justify="auto"/>
      <style:paragraph-properties css3t:text-justify="auto"/>
    </style:style>
    <style:style style:name="Liste_20_-_20_Summe_20_-_20_0_20_kV_20_Rechtsbündig" style:display-name="Liste - Summe - 0 kV Rechtsbündig" style:family="table-cell" style:parent-style-name="Liste_20_-_20_Summe_20_-_20_Zahlen" style:data-style-name="N115"/>
    <style:style style:name="Liste_20_-_20_Summe_20_-_20_0_20_kA_20_Rechtsbündig" style:display-name="Liste - Summe - 0 kA Rechtsbündig" style:family="table-cell" style:parent-style-name="Liste_20_-_20_Summe_20_-_20_Zahlen" style:data-style-name="N112"/>
    <style:style style:name="Liste_20_-_20_Summe_20_-_20_0_20_V_20_Rechtsbündig" style:display-name="Liste - Summe - 0 V Rechtsbündig" style:family="table-cell" style:parent-style-name="Liste_20_-_20_Summe_20_-_20_Zahlen" style:data-style-name="N114"/>
    <style:style style:name="Liste_20_-_20_Summe_20_-_20_0_20_W_20_Rechtsbündig" style:display-name="Liste - Summe - 0 W Rechtsbündig" style:family="table-cell" style:parent-style-name="Liste_20_-_20_Summe_20_-_20_Zahlen" style:data-style-name="N113"/>
    <style:style style:name="Liste_20_-_20_Summe_20_-_20_0_20_A_20_Rechtsbündig" style:display-name="Liste - Summe - 0 A Rechtsbündig" style:family="table-cell" style:parent-style-name="Liste_20_-_20_Summe_20_-_20_Zahlen" style:data-style-name="N110"/>
    <style:style style:name="Liste_20_-_20_Überschrift" style:display-name="Liste - Überschrift" style:family="table-cell" style:parent-style-name="Liste"/>
    <style:style style:name="Liste_20_-_20_Inhalt" style:display-name="Liste - Inhalt" style:family="table-cell" style:parent-style-name="Liste"/>
    <style:style style:name="Liste_20_-_20_Text" style:display-name="Liste - Text" style:family="table-cell" style:parent-style-name="Liste_20_-_20_Inhalt"/>
    <style:style style:name="Liste_20_-_20_Summe_20_-_20_Text" style:display-name="Liste - Summe - Text" style:family="table-cell" style:parent-style-name="Liste_20_-_20_Summe"/>
    <style:style style:name="Tabelle_20_-_20_Überschrift_20_1" style:display-name="Tabelle - Überschrift 1" style:family="table-cell" style:parent-style-name="Tabelle_20_-_20_Überschrift">
      <style:table-cell-properties fo:background-color="#eeeeee"/>
    </style:style>
    <style:style style:name="Tabelle_20_-_20_Überschrift_20_2" style:display-name="Tabelle - Überschrift 2" style:family="table-cell" style:parent-style-name="Tabelle_20_-_20_Überschrift">
      <style:table-cell-properties fo:background-color="#cccccc"/>
    </style:style>
    <style:style style:name="Tabelle_20_-_20_Spaltennummer" style:display-name="Tabelle - Spaltennummer" style:family="table-cell" style:parent-style-name="Tabelle_20_-_20_Überschrift"/>
    <style:style style:name="Tabelle_20_-_20_Inhalt" style:display-name="Tabelle - Inhalt" style:family="table-cell" style:parent-style-name="Tabelle">
      <style:table-cell-properties style:vertical-align="top" loext:vertical-justify="auto"/>
      <style:paragraph-properties css3t:text-justify="auto"/>
    </style:style>
    <style:style style:name="Tabelle_20_-_20_Abstand" style:display-name="Tabelle - Abstand" style:family="table-cell" style:parent-style-name="Tabelle_20_-_20_Überschrift">
      <style:table-cell-properties fo:border="none"/>
    </style:style>
    <style:style style:name="Tabelle_20_-_20_Zeilennummer" style:display-name="Tabelle - Zeilennummer" style:family="table-cell" style:parent-style-name="Tabelle_20_-_20_Inhalt" style:data-style-name="N130">
      <style:table-cell-properties style:text-align-source="fix" style:repeat-content="false" fo:border="none" style:vertical-align="middle" loext:vertical-justify="auto"/>
      <style:paragraph-properties fo:text-align="start" css3t:text-justify="auto"/>
      <style:text-properties fo:font-size="8pt" fo:font-weight="150"/>
    </style:style>
    <style:style style:name="Tabelle_20_-_20_Text_20_-_20_Linksbündig" style:display-name="Tabelle - Text - Linksbündig" style:family="table-cell" style:parent-style-name="Tabelle_20_-_20_Text">
      <style:table-cell-properties style:text-align-source="fix" style:repeat-content="false" loext:vertical-justify="auto"/>
      <style:paragraph-properties fo:text-align="start" css3t:text-justify="auto"/>
    </style:style>
    <style:style style:name="Tabelle_20_-_20_Text_20_-_20_Rechtsbündig" style:display-name="Tabelle - Text - Rechtsbündig" style:family="table-cell" style:parent-style-name="Tabelle_20_-_20_Text">
      <style:table-cell-properties style:text-align-source="fix" style:repeat-content="false" loext:vertical-justify="auto"/>
      <style:paragraph-properties fo:text-align="end" css3t:text-justify="auto"/>
    </style:style>
    <style:style style:name="Tabelle_20_-_20_Text_20_-_20_Zentriert" style:display-name="Tabelle - Text - Zentriert" style:family="table-cell" style:parent-style-name="Tabelle_20_-_20_Text">
      <style:table-cell-properties style:text-align-source="fix" style:repeat-content="false" loext:vertical-justify="auto"/>
      <style:paragraph-properties fo:text-align="center" css3t:text-justify="auto"/>
    </style:style>
    <style:style style:name="Tabelle_20_-_20_0_20__25__20_Rechtsbündig" style:display-name="Tabelle - 0 % Rechtsbündig" style:family="table-cell" style:parent-style-name="Tabelle_20_-_20_Zahlen" style:data-style-name="N10">
      <style:table-cell-properties style:text-align-source="fix" style:repeat-content="false" loext:vertical-justify="auto"/>
      <style:paragraph-properties fo:text-align="end" css3t:text-justify="auto"/>
    </style:style>
    <style:style style:name="Tabelle_20_-_20_0_2c_0_20__25__20_Rechtsbündig" style:display-name="Tabelle - 0,0 % Rechtsbündig" style:family="table-cell" style:parent-style-name="Tabelle_20_-_20_Zahlen" style:data-style-name="N109">
      <style:table-cell-properties style:text-align-source="fix" style:repeat-content="false" loext:vertical-justify="auto"/>
      <style:paragraph-properties fo:text-align="end" css3t:text-justify="auto"/>
    </style:style>
    <style:style style:name="Tabelle_20_-_20_0_2c_00_20__25__20_Rechtsbündig" style:display-name="Tabelle - 0,00 % Rechtsbündig" style:family="table-cell" style:parent-style-name="Tabelle_20_-_20_Zahlen" style:data-style-name="N11">
      <style:table-cell-properties style:text-align-source="fix" style:repeat-content="false" loext:vertical-justify="auto"/>
      <style:paragraph-properties fo:text-align="end" css3t:text-justify="auto"/>
    </style:style>
    <style:style style:name="Tabelle_20_-_20_0_20_A_20_Rechtsbündig" style:display-name="Tabelle - 0 A Rechtsbündig" style:family="table-cell" style:parent-style-name="Tabelle_20_-_20_Zahlen" style:data-style-name="N110">
      <style:table-cell-properties style:text-align-source="fix" style:repeat-content="false" loext:vertical-justify="auto"/>
      <style:paragraph-properties fo:text-align="end" css3t:text-justify="auto"/>
    </style:style>
    <style:style style:name="Tabelle_20_-_20_0_2c_0_20_h_20_Rechtsbündig" style:display-name="Tabelle - 0,0 h Rechtsbündig" style:family="table-cell" style:parent-style-name="Tabelle_20_-_20_Zahlen" style:data-style-name="N118">
      <style:table-cell-properties style:text-align-source="fix" style:repeat-content="false" loext:vertical-justify="auto"/>
      <style:paragraph-properties fo:text-align="end" css3t:text-justify="auto"/>
    </style:style>
    <style:style style:name="Liste_20_-_20_0_20_dB_28_A_29__20_Rechtsbündig" style:display-name="Liste - 0 dB(A) Rechtsbündig" style:family="table-cell" style:parent-style-name="Liste_20_-_20_Zahlen" style:data-style-name="N119">
      <style:table-cell-properties style:text-align-source="fix" style:repeat-content="false" loext:vertical-justify="auto"/>
      <style:paragraph-properties fo:text-align="end" css3t:text-justify="auto"/>
    </style:style>
    <style:style style:name="Liste_20_-_20_Summe_20_-_20_0_20_dB_28_A_29__20_Rechtsbündig" style:display-name="Liste - Summe - 0 dB(A) Rechtsbündig" style:family="table-cell" style:parent-style-name="Liste_20_-_20_Summe_20_-_20_Zahlen" style:data-style-name="N119">
      <style:table-cell-properties loext:vertical-justify="auto"/>
      <style:paragraph-properties css3t:text-justify="auto"/>
    </style:style>
    <style:style style:name="Tabelle_20_-_20_0_20_dB_28_A_29__20_Rechtsbündig" style:display-name="Tabelle - 0 dB(A) Rechtsbündig" style:family="table-cell" style:parent-style-name="Tabelle_20_-_20_Zahlen" style:data-style-name="N119">
      <style:table-cell-properties style:text-align-source="fix" style:repeat-content="false" loext:vertical-justify="auto"/>
      <style:paragraph-properties fo:text-align="end" css3t:text-justify="auto"/>
    </style:style>
    <style:style style:name="Tabelle_20_-_20_0_20_kA_20_Rechtsbündig" style:display-name="Tabelle - 0 kA Rechtsbündig" style:family="table-cell" style:parent-style-name="Tabelle_20_-_20_Zahlen" style:data-style-name="N112">
      <style:table-cell-properties style:text-align-source="fix" style:repeat-content="false" loext:vertical-justify="auto"/>
      <style:paragraph-properties fo:text-align="end" css3t:text-justify="auto"/>
    </style:style>
    <style:style style:name="Tabelle_20_-_20_0_20_kW_20_Rechtsbündig" style:display-name="Tabelle - 0 kW Rechtsbündig" style:family="table-cell" style:parent-style-name="Tabelle_20_-_20_Zahlen" style:data-style-name="N111">
      <style:table-cell-properties style:text-align-source="fix" style:repeat-content="false" loext:vertical-justify="auto"/>
      <style:paragraph-properties fo:text-align="end" css3t:text-justify="auto"/>
    </style:style>
    <style:style style:name="Tabelle_20_-_20_0_20_kV_20_Rechtsbündig" style:display-name="Tabelle - 0 kV Rechtsbündig" style:family="table-cell" style:parent-style-name="Tabelle_20_-_20_Zahlen" style:data-style-name="N115">
      <style:table-cell-properties style:text-align-source="fix" style:repeat-content="false" loext:vertical-justify="auto"/>
      <style:paragraph-properties fo:text-align="end" css3t:text-justify="auto"/>
    </style:style>
    <style:style style:name="Tabelle_20_-_20_0_20_kWh_20_Rechtsbündig" style:display-name="Tabelle - 0 kWh Rechtsbündig" style:family="table-cell" style:parent-style-name="Tabelle_20_-_20_Zahlen" style:data-style-name="N120">
      <style:table-cell-properties style:text-align-source="fix" style:repeat-content="false" loext:vertical-justify="auto"/>
      <style:paragraph-properties fo:text-align="end" css3t:text-justify="auto"/>
    </style:style>
    <style:style style:name="Tabelle_20_-_20_0_2c_0_20_m_b2__20_Rechtsbündig" style:display-name="Tabelle - 0,0 m² Rechtsbündig" style:family="table-cell" style:parent-style-name="Tabelle_20_-_20_Zahlen" style:data-style-name="N121">
      <style:table-cell-properties style:text-align-source="fix" style:repeat-content="false" loext:vertical-justify="auto"/>
      <style:paragraph-properties fo:text-align="end" css3t:text-justify="auto"/>
    </style:style>
    <style:style style:name="Tabelle_20_-_20_0_2c_0_20_m_b3__20_Rechtsbündig" style:display-name="Tabelle - 0,0 m³ Rechtsbündig" style:family="table-cell" style:parent-style-name="Tabelle_20_-_20_Zahlen" style:data-style-name="N122">
      <style:table-cell-properties style:text-align-source="fix" style:repeat-content="false" loext:vertical-justify="auto"/>
      <style:paragraph-properties fo:text-align="end" css3t:text-justify="auto"/>
    </style:style>
    <style:style style:name="Liste_20_-_20_0_2c_0_20_m_b2__20_Rechtsbündig" style:display-name="Liste - 0,0 m² Rechtsbündig" style:family="table-cell" style:parent-style-name="Liste_20_-_20_Zahlen" style:data-style-name="N121">
      <style:table-cell-properties style:text-align-source="fix" style:repeat-content="false" loext:vertical-justify="auto"/>
      <style:paragraph-properties fo:text-align="end" css3t:text-justify="auto"/>
    </style:style>
    <style:style style:name="Liste_20_-_20_0_2c_0_20_m_b3__20_Rechtsbündig" style:display-name="Liste - 0,0 m³ Rechtsbündig" style:family="table-cell" style:parent-style-name="Liste_20_-_20_Zahlen" style:data-style-name="N122">
      <style:table-cell-properties style:text-align-source="fix" style:repeat-content="false" loext:vertical-justify="auto"/>
      <style:paragraph-properties fo:text-align="end" css3t:text-justify="auto"/>
    </style:style>
    <style:style style:name="Liste_20_-_20_Summe_20_-_20_0_2c_0_20__25__20_Rechtsbündig" style:display-name="Liste - Summe - 0,0 % Rechtsbündig" style:family="table-cell" style:parent-style-name="Liste_20_-_20_Summe_20_-_20_Zahlen" style:data-style-name="N109">
      <style:table-cell-properties loext:vertical-justify="auto"/>
      <style:paragraph-properties css3t:text-justify="auto"/>
    </style:style>
    <style:style style:name="Liste_20_-_20_Summe_20_-_20_0_2c_00_20__25__20_Rechtsbündig" style:display-name="Liste - Summe - 0,00 % Rechtsbündig" style:family="table-cell" style:parent-style-name="Liste_20_-_20_Summe_20_-_20_Zahlen" style:data-style-name="N11">
      <style:table-cell-properties loext:vertical-justify="auto"/>
      <style:paragraph-properties css3t:text-justify="auto"/>
    </style:style>
    <style:style style:name="Liste_20_-_20_Summe_20_-_20_0_2c_0_20_m_b2__20_Rechtsbündig" style:display-name="Liste - Summe - 0,0 m² Rechtsbündig" style:family="table-cell" style:parent-style-name="Liste_20_-_20_Summe_20_-_20_Zahlen" style:data-style-name="N121">
      <style:table-cell-properties loext:vertical-justify="auto"/>
      <style:paragraph-properties css3t:text-justify="auto"/>
    </style:style>
    <style:style style:name="Liste_20_-_20_Summe_20_-_20_0_2c_0_20_m_b3__20_Rechtsbündig" style:display-name="Liste - Summe - 0,0 m³ Rechtsbündig" style:family="table-cell" style:parent-style-name="Liste_20_-_20_Summe_20_-_20_Zahlen" style:data-style-name="N122"/>
    <style:style style:name="Tabelle_20_-_20_0_20_V_20_Rechtsbündig" style:display-name="Tabelle - 0 V Rechtsbündig" style:family="table-cell" style:parent-style-name="Tabelle_20_-_20_Zahlen" style:data-style-name="N114">
      <style:table-cell-properties style:text-align-source="fix" style:repeat-content="false" loext:vertical-justify="auto"/>
      <style:paragraph-properties fo:text-align="end" css3t:text-justify="auto"/>
    </style:style>
    <style:style style:name="Tabelle_20_-_20_0_20_W_20_Rechtsbündig" style:display-name="Tabelle - 0 W Rechtsbündig" style:family="table-cell" style:parent-style-name="Tabelle_20_-_20_Zahlen" style:data-style-name="N113">
      <style:table-cell-properties style:text-align-source="fix" style:repeat-content="false" loext:vertical-justify="auto"/>
      <style:paragraph-properties fo:text-align="end" css3t:text-justify="auto"/>
    </style:style>
    <style:style style:name="Tabelle_20_-_20_0_2c_00_20__20ac__20_Rechtsbündig" style:display-name="Tabelle - 0,00 € Rechtsbündig" style:family="table-cell" style:parent-style-name="Tabelle_20_-_20_Zahlen" style:data-style-name="N108">
      <style:table-cell-properties style:text-align-source="fix" style:repeat-content="false" loext:vertical-justify="auto"/>
      <style:paragraph-properties fo:text-align="end" css3t:text-justify="auto"/>
    </style:style>
    <style:style style:name="Tabelle_20_-_20_0_2c_00_20__20ac__20__2f__20__27_-_27__20_Rechtsbündig" style:display-name="Tabelle - 0,00 € / '-' Rechtsbündig" style:family="table-cell" style:parent-style-name="Tabelle_20_-_20_Zahlen" style:data-style-name="N117">
      <style:table-cell-properties style:text-align-source="fix" style:repeat-content="false" loext:vertical-justify="auto"/>
      <style:paragraph-properties fo:text-align="end" css3t:text-justify="auto"/>
    </style:style>
    <style:style style:name="Tabelle_20_-_20_Text" style:display-name="Tabelle - Text" style:family="table-cell" style:parent-style-name="Tabelle_20_-_20_Inhalt">
      <style:table-cell-properties fo:wrap-option="wrap" loext:vertical-justify="auto"/>
      <style:paragraph-properties css3t:text-justify="auto"/>
      <style:text-properties fo:hyphenate="true"/>
    </style:style>
    <style:style style:name="Tabelle_20_-_20_Datum" style:display-name="Tabelle - Datum" style:family="table-cell" style:parent-style-name="Tabelle_20_-_20_Inhalt" style:data-style-name="N36">
      <style:table-cell-properties loext:vertical-justify="auto"/>
      <style:paragraph-properties css3t:text-justify="auto"/>
    </style:style>
    <style:style style:name="Tabelle_20_-_20_Datum_20_-_20_01.01.2018_20_Linksbündig" style:display-name="Tabelle - Datum - 01.01.2018 Linksbündig" style:family="table-cell" style:parent-style-name="Tabelle_20_-_20_Datum">
      <style:table-cell-properties style:text-align-source="fix" style:repeat-content="false" loext:vertical-justify="auto"/>
      <style:paragraph-properties fo:text-align="start" css3t:text-justify="auto"/>
    </style:style>
    <style:style style:name="Tabelle_20_-_20_Datum_20_-_20_01.01.2018_20_Rechtsbündig" style:display-name="Tabelle - Datum - 01.01.2018 Rechtsbündig" style:family="table-cell" style:parent-style-name="Tabelle_20_-_20_Datum">
      <style:table-cell-properties style:text-align-source="fix" style:repeat-content="false" loext:vertical-justify="auto"/>
      <style:paragraph-properties fo:text-align="end" css3t:text-justify="auto"/>
    </style:style>
    <style:style style:name="Tabelle_20_-_20_Datum_20_-_20_01.01.2018_20_Zentriert" style:display-name="Tabelle - Datum - 01.01.2018 Zentriert" style:family="table-cell" style:parent-style-name="Tabelle_20_-_20_Datum">
      <style:table-cell-properties style:text-align-source="fix" style:repeat-content="false" loext:vertical-justify="auto"/>
      <style:paragraph-properties fo:text-align="center" css3t:text-justify="auto"/>
    </style:style>
    <style:style style:name="Liste_20_-_20_0_2c_0_20_m_20_Rechtsbündig" style:display-name="Liste - 0,0 m Rechtsbündig" style:family="table-cell" style:parent-style-name="Liste_20_-_20_Zahlen" style:data-style-name="N123">
      <style:table-cell-properties style:text-align-source="fix" style:repeat-content="false" loext:vertical-justify="auto"/>
      <style:paragraph-properties fo:text-align="end" css3t:text-justify="auto"/>
    </style:style>
    <style:style style:name="Liste_20_-_20_0_2c_00_20_m_20_Rechtsbündig" style:display-name="Liste - 0,00 m Rechtsbündig" style:family="table-cell" style:parent-style-name="Liste_20_-_20_Zahlen" style:data-style-name="N124">
      <style:table-cell-properties style:text-align-source="fix" style:repeat-content="false" loext:vertical-justify="auto"/>
      <style:paragraph-properties fo:text-align="justify" css3t:text-justify="auto"/>
    </style:style>
    <style:style style:name="Liste_20_-_20_0_20_mm_20_Rechtsbündig" style:display-name="Liste - 0 mm Rechtsbündig" style:family="table-cell" style:parent-style-name="Liste_20_-_20_Zahlen" style:data-style-name="N125">
      <style:table-cell-properties style:text-align-source="fix" style:repeat-content="false" loext:vertical-justify="auto"/>
      <style:paragraph-properties fo:text-align="end" css3t:text-justify="auto"/>
    </style:style>
    <style:style style:name="Liste_20_-_20_0_20_St_20_Rechtsbündig" style:display-name="Liste - 0 St Rechtsbündig" style:family="table-cell" style:parent-style-name="Liste_20_-_20_Zahlen" style:data-style-name="N126">
      <style:table-cell-properties style:text-align-source="fix" style:repeat-content="false" loext:vertical-justify="auto"/>
      <style:paragraph-properties fo:text-align="end" css3t:text-justify="auto"/>
    </style:style>
    <style:style style:name="Liste_20_-_20_0_20_VA_20_Rechtsbündig" style:display-name="Liste - 0 VA Rechtsbündig" style:family="table-cell" style:parent-style-name="Liste_20_-_20_Zahlen" style:data-style-name="N127">
      <style:table-cell-properties style:text-align-source="fix" style:repeat-content="false" loext:vertical-justify="auto"/>
      <style:paragraph-properties fo:text-align="end" css3t:text-justify="auto"/>
    </style:style>
    <style:style style:name="Liste_20_-_20_0_20_kVA_20_Rechtsbündig" style:display-name="Liste - 0 kVA Rechtsbündig" style:family="table-cell" style:parent-style-name="Liste_20_-_20_Zahlen" style:data-style-name="N128">
      <style:table-cell-properties style:text-align-source="fix" style:repeat-content="false" loext:vertical-justify="auto"/>
      <style:paragraph-properties fo:text-align="end" css3t:text-justify="auto"/>
    </style:style>
    <style:style style:name="Liste_20_-_20_Summe_20_-_20_0_2c_0_20_m_20_Rechtsbündig" style:display-name="Liste - Summe - 0,0 m Rechtsbündig" style:family="table-cell" style:parent-style-name="Liste_20_-_20_Summe_20_-_20_Zahlen" style:data-style-name="N123">
      <style:table-cell-properties loext:vertical-justify="auto"/>
      <style:paragraph-properties css3t:text-justify="auto"/>
    </style:style>
    <style:style style:name="Liste_20_-_20_Summe_20_-_20_0_2c_00_20_m_20_Rechtsbündig" style:display-name="Liste - Summe - 0,00 m Rechtsbündig" style:family="table-cell" style:parent-style-name="Liste_20_-_20_Summe_20_-_20_Zahlen" style:data-style-name="N124"/>
    <style:style style:name="Liste_20_-_20_Summe_20_-_20_0_20_St_20_Rechtsbündig" style:display-name="Liste - Summe - 0 St Rechtsbündig" style:family="table-cell" style:parent-style-name="Liste_20_-_20_Summe_20_-_20_Zahlen" style:data-style-name="N126"/>
    <style:style style:name="Liste_20_-_20_Summe_20_-_20_0_20_VA_20_Rechtsbündig" style:display-name="Liste - Summe - 0 VA Rechtsbündig" style:family="table-cell" style:parent-style-name="Liste_20_-_20_Summe_20_-_20_Zahlen" style:data-style-name="N127"/>
    <style:style style:name="Liste_20_-_20_Summe_20_-_20_0_20_mm_20_Rechtsbündig" style:display-name="Liste - Summe - 0 mm Rechtsbündig" style:family="table-cell" style:parent-style-name="Liste_20_-_20_Summe_20_-_20_Zahlen" style:data-style-name="N125"/>
    <style:style style:name="Liste_20_-_20_Summe_20_-_20_0_20_kVA_20_Rechtsbündig" style:display-name="Liste - Summe - 0 kVA Rechtsbündig" style:family="table-cell" style:parent-style-name="Liste_20_-_20_Summe_20_-_20_Zahlen" style:data-style-name="N128"/>
    <style:style style:name="Tabelle_20_-_20_Zahlen" style:display-name="Tabelle - Zahlen" style:family="table-cell" style:parent-style-name="Tabelle_20_-_20_Inhalt">
      <style:table-cell-properties style:text-align-source="fix" style:repeat-content="false" loext:vertical-justify="auto"/>
      <style:paragraph-properties fo:text-align="end" css3t:text-justify="auto"/>
    </style:style>
    <style:style style:name="Tabelle_20_-_20_0_2c_0_20_St_20_Rechtsbündig" style:display-name="Tabelle - 0,0 St Rechtsbündig" style:family="table-cell" style:parent-style-name="Tabelle_20_-_20_Zahlen" style:data-style-name="N126"/>
    <style:style style:name="Tabelle_20_-_20_0_2c_0_20_m_20_Rechtsbündig" style:display-name="Tabelle - 0,0 m Rechtsbündig" style:family="table-cell" style:parent-style-name="Tabelle_20_-_20_Zahlen" style:data-style-name="N123"/>
    <style:style style:name="Tabelle_20_-_20_0_2c_00_20_m_20_Rechtsbündig" style:display-name="Tabelle - 0,00 m Rechtsbündig" style:family="table-cell" style:parent-style-name="Tabelle_20_-_20_Zahlen" style:data-style-name="N124"/>
    <style:style style:name="Tabelle_20_-_20_0_20_mm_20_Rechtsbündig" style:display-name="Tabelle - 0 mm Rechtsbündig" style:family="table-cell" style:parent-style-name="Tabelle_20_-_20_Zahlen" style:data-style-name="N125"/>
    <style:style style:name="Tabelle_20_-_20_0_20_VA_20_Rechtsbündig" style:display-name="Tabelle - 0 VA Rechtsbündig" style:family="table-cell" style:parent-style-name="Tabelle_20_-_20_Zahlen" style:data-style-name="N127"/>
    <style:style style:name="Tabelle_20_-_20_0_20_kVA_20_Rechtsbündig" style:display-name="Tabelle - 0 kVA Rechtsbündig" style:family="table-cell" style:parent-style-name="Tabelle_20_-_20_Zahlen"/>
    <style:style style:name="Tabelle_20_-_20_Überschrift_20_1_20_Zentriert" style:display-name="Tabelle - Überschrift 1 Zentriert" style:family="table-cell" style:parent-style-name="Tabelle_20_-_20_Überschrift_20_1">
      <style:table-cell-properties fo:border-bottom="none" style:text-align-source="fix" style:repeat-content="false" fo:border-left="none" fo:border-right="none" fo:border-top="0.06pt solid #000000" loext:vertical-justify="auto"/>
      <style:paragraph-properties fo:text-align="center" css3t:text-justify="auto"/>
    </style:style>
    <style:style style:name="Tabelle_20_-_20_Unterüberschrift_20_1_20_Zentriert" style:display-name="Tabelle - Unterüberschrift 1 Zentriert" style:family="table-cell" style:parent-style-name="Tabelle_20_-_20_Überschrift_20_1">
      <style:table-cell-properties style:text-align-source="fix" style:repeat-content="false" loext:vertical-justify="auto"/>
      <style:paragraph-properties fo:text-align="center" css3t:text-justify="auto"/>
    </style:style>
    <style:style style:name="Tabelle_20_-_20_Überschrift_20_2_20_Zentriert" style:display-name="Tabelle - Überschrift 2 Zentriert" style:family="table-cell" style:parent-style-name="Tabelle_20_-_20_Überschrift_20_2">
      <style:table-cell-properties fo:border-bottom="none" style:text-align-source="fix" style:repeat-content="false" fo:border-left="none" fo:border-right="none" fo:border-top="0.06pt solid #000000" loext:vertical-justify="auto"/>
      <style:paragraph-properties fo:text-align="center" css3t:text-justify="auto"/>
    </style:style>
    <style:style style:name="Wiederholungslegende" style:family="table-cell" style:parent-style-name="Default">
      <style:text-properties fo:font-size="8pt" fo:font-weight="normal"/>
    </style:style>
    <style:style style:name="Wiederholungslegende_20_-_20_Überschrift" style:display-name="Wiederholungslegende - Überschrift" style:family="table-cell" style:parent-style-name="Wiederholungslegende">
      <style:table-cell-properties style:text-align-source="fix" style:repeat-content="false" loext:vertical-justify="auto"/>
      <style:paragraph-properties fo:text-align="start" css3t:text-justify="auto"/>
      <style:text-properties fo:font-weight="600"/>
    </style:style>
    <style:style style:name="Wiederholungslegende_20_-_20_Text_20_Linksbündig" style:display-name="Wiederholungslegende - Text Linksbündig" style:family="table-cell" style:parent-style-name="Wiederholungslegende">
      <style:table-cell-properties style:text-align-source="fix" style:repeat-content="false" loext:vertical-justify="auto"/>
      <style:paragraph-properties fo:text-align="start" css3t:text-justify="auto"/>
    </style:style>
    <style:style style:name="Wiederholungslegende_20_-_20_Hintergrund_20_Linksbündig" style:display-name="Wiederholungslegende - Hintergrund Linksbündig" style:family="table-cell" style:parent-style-name="Wiederholungslegende">
      <style:table-cell-properties style:text-align-source="fix" style:repeat-content="false" loext:vertical-justify="auto"/>
      <style:paragraph-properties fo:text-align="start" css3t:text-justify="auto"/>
    </style:style>
    <style:style style:name="Wiederholungslegende_20_-_20_Hintergrund_20_Zentriert" style:display-name="Wiederholungslegende - Hintergrund Zentriert" style:family="table-cell" style:parent-style-name="Wiederholungslegende">
      <style:table-cell-properties style:text-align-source="fix" style:repeat-content="false" loext:vertical-justify="auto"/>
      <style:paragraph-properties fo:text-align="center" css3t:text-justify="auto"/>
    </style:style>
    <style:style style:name="Wiederholungslegende_20_-_20_Hintergrund_20_CD_20_Blau_20_Linksbündig" style:display-name="Wiederholungslegende - Hintergrund CD Blau Linksbündig" style:family="table-cell" style:parent-style-name="Wiederholungslegende_20_-_20_Hintergrund_20_Linksbündig">
      <style:table-cell-properties fo:background-color="#6aacda"/>
    </style:style>
    <style:style style:name="Wiederholungslegende_20_-_20_Hintergrund_20_CD_20_Blau_20_Zentriert" style:display-name="Wiederholungslegende - Hintergrund CD Blau Zentriert" style:family="table-cell" style:parent-style-name="Wiederholungslegende_20_-_20_Hintergrund_20_Zentriert">
      <style:table-cell-properties fo:background-color="#6aacda"/>
    </style:style>
    <style:style style:name="Wiederholungslegende_20_-_20_Hintergrund_20_CD_20_Gelb_20_Linksbündig" style:display-name="Wiederholungslegende - Hintergrund CD Gelb Linksbündig" style:family="table-cell" style:parent-style-name="Wiederholungslegende_20_-_20_Hintergrund_20_Linksbündig">
      <style:table-cell-properties fo:background-color="#ffe964"/>
    </style:style>
    <style:style style:name="Wiederholungslegende_20_-_20_Hintergrund_20_CD_20_Grün_20_Linksbündig" style:display-name="Wiederholungslegende - Hintergrund CD Grün Linksbündig" style:family="table-cell" style:parent-style-name="Wiederholungslegende_20_-_20_Hintergrund_20_Linksbündig">
      <style:table-cell-properties fo:background-color="#d2db69"/>
    </style:style>
    <style:style style:name="Wiederholungslegende_20_-_20_Hintergrund_20_CD_20_Rot_20_Linksbündig" style:display-name="Wiederholungslegende - Hintergrund CD Rot Linksbündig" style:family="table-cell" style:parent-style-name="Wiederholungslegende_20_-_20_Hintergrund_20_Linksbündig">
      <style:table-cell-properties fo:background-color="#e2001a"/>
    </style:style>
    <style:style style:name="Wiederholungslegende_20_-_20_Hintergrund_20_CD_20_Orange_20_Linksbündig" style:display-name="Wiederholungslegende - Hintergrund CD Orange Linksbündig" style:family="table-cell" style:parent-style-name="Wiederholungslegende_20_-_20_Hintergrund_20_Linksbündig">
      <style:table-cell-properties fo:background-color="#fdd279"/>
    </style:style>
    <style:style style:name="Wiederholungslegende_20_-_20_Hintergrund_20_CD_20_Pink_20_Linksbündig" style:display-name="Wiederholungslegende - Hintergrund CD Pink Linksbündig" style:family="table-cell" style:parent-style-name="Wiederholungslegende_20_-_20_Hintergrund_20_Linksbündig">
      <style:table-cell-properties fo:background-color="#ee869a"/>
    </style:style>
    <style:style style:name="Wiederholungslegende_20_-_20_Hintergrund_20_CD_20_Gelb_20_Zentriert" style:display-name="Wiederholungslegende - Hintergrund CD Gelb Zentriert" style:family="table-cell" style:parent-style-name="Wiederholungslegende_20_-_20_Hintergrund_20_Zentriert">
      <style:table-cell-properties fo:background-color="#ffe964"/>
    </style:style>
    <style:style style:name="Wiederholungslegende_20_-_20_Hintergrund_20_CD_20_Orange_20_Zentriert" style:display-name="Wiederholungslegende - Hintergrund CD Orange Zentriert" style:family="table-cell" style:parent-style-name="Wiederholungslegende_20_-_20_Hintergrund_20_Zentriert">
      <style:table-cell-properties fo:background-color="#fdd279"/>
    </style:style>
    <style:style style:name="Wiederholungslegende_20_-_20_Hintergrund_20_CD_20_Grün_20_Zentriert" style:display-name="Wiederholungslegende - Hintergrund CD Grün Zentriert" style:family="table-cell" style:parent-style-name="Wiederholungslegende_20_-_20_Hintergrund_20_Zentriert">
      <style:table-cell-properties fo:background-color="#d2db69"/>
    </style:style>
    <style:style style:name="Wiederholungslegende_20_-_20_Hintergrund_20_CD_20_Rot_20_Zentriert" style:display-name="Wiederholungslegende - Hintergrund CD Rot Zentriert" style:family="table-cell" style:parent-style-name="Wiederholungslegende_20_-_20_Hintergrund_20_Zentriert">
      <style:table-cell-properties fo:background-color="#e2001a"/>
    </style:style>
    <style:style style:name="Wiederholungslegende_20_-_20_Hintergrund_20_CD_20_Pink_20_Zentriert" style:display-name="Wiederholungslegende - Hintergrund CD Pink Zentriert" style:family="table-cell" style:parent-style-name="Wiederholungslegende_20_-_20_Hintergrund_20_Zentriert">
      <style:table-cell-properties fo:background-color="#ee869a"/>
    </style:style>
    <style:style style:name="Liste_20_-_20_0_2c_0_20_km_20_Rechtsbündig" style:display-name="Liste - 0,0 km Rechtsbündig" style:family="table-cell" style:parent-style-name="Liste_20_-_20_Zahlen" style:data-style-name="N131">
      <style:table-cell-properties style:text-align-source="fix" style:repeat-content="false" loext:vertical-justify="auto"/>
      <style:paragraph-properties fo:text-align="end" css3t:text-justify="auto"/>
    </style:style>
    <style:style style:name="Liste_20_-_20_0_2c_00_20__20ac__2f_km_20_Rechtsbündig" style:display-name="Liste - 0,00 €/km Rechtsbündig" style:family="table-cell" style:parent-style-name="Liste_20_-_20_Zahlen" style:data-style-name="N132">
      <style:table-cell-properties style:text-align-source="fix" style:repeat-content="false" loext:vertical-justify="auto"/>
      <style:paragraph-properties fo:text-align="end" css3t:text-justify="auto"/>
    </style:style>
    <style:style style:name="Liste_20_-_20_0_20_psch_20_Rechtsbündig" style:display-name="Liste - 0 psch Rechtsbündig" style:family="table-cell" style:parent-style-name="Liste_20_-_20_Zahlen" style:data-style-name="N133">
      <style:table-cell-properties style:text-align-source="fix" style:repeat-content="false" loext:vertical-justify="auto"/>
      <style:paragraph-properties fo:text-align="end" css3t:text-justify="auto"/>
    </style:style>
    <style:style style:name="Liste_20_-_20_Summe_20_-_20_0_2c_0_20_km_20_Rechtsbündig" style:display-name="Liste - Summe - 0,0 km Rechtsbündig" style:family="table-cell" style:parent-style-name="Liste_20_-_20_Summe_20_-_20_Zahlen" style:data-style-name="N131">
      <style:table-cell-properties loext:vertical-justify="auto"/>
      <style:paragraph-properties css3t:text-justify="auto"/>
    </style:style>
    <style:style style:name="Liste_20_-_20_Summe_20_-_20_0_2c_00_20__20ac__2f_km_20_Rechtsbündig" style:display-name="Liste - Summe - 0,00 €/km Rechtsbündig" style:family="table-cell" style:parent-style-name="Liste_20_-_20_Summe_20_-_20_Zahlen" style:data-style-name="N132">
      <style:table-cell-properties loext:vertical-justify="auto"/>
      <style:paragraph-properties css3t:text-justify="auto"/>
    </style:style>
    <style:style style:name="Tabelle_20_-_20_0_2c_0_20_km_20_Rechtsbündig" style:display-name="Tabelle - 0,0 km Rechtsbündig" style:family="table-cell" style:parent-style-name="Tabelle_20_-_20_Zahlen" style:data-style-name="N131">
      <style:table-cell-properties loext:vertical-justify="auto"/>
      <style:paragraph-properties css3t:text-justify="auto"/>
    </style:style>
    <style:style style:name="Tabelle_20_-_20_0_2c_00_20__20ac__2f_km_20_Rechtsbündig" style:display-name="Tabelle - 0,00 €/km Rechtsbündig" style:family="table-cell" style:parent-style-name="Tabelle_20_-_20_Zahlen" style:data-style-name="N132">
      <style:table-cell-properties loext:vertical-justify="auto"/>
      <style:paragraph-properties css3t:text-justify="auto"/>
    </style:style>
    <style:style style:name="Tabelle_20_-_20_0_20_psch_20_Rechtsbündig" style:display-name="Tabelle - 0 psch Rechtsbündig" style:family="table-cell" style:parent-style-name="Tabelle_20_-_20_Zahlen" style:data-style-name="N133">
      <style:table-cell-properties loext:vertical-justify="auto"/>
      <style:paragraph-properties css3t:text-justify="auto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4.99mm" fo:margin-right="14.99mm" style:first-page-number="continue" loext:scale-to-X="1" style:writing-mode="lr-tb"/>
      <style:header-style>
        <style:header-footer-properties fo:min-height="4mm" fo:margin-left="0mm" fo:margin-right="0mm" fo:margin-bottom="3mm" style:shadow="none" fo:background-color="transparent">
          <style:background-image xlink:href="Pictures/10000201000004B00000013D3BD31C4849D8952D.png" xlink:type="simple" xlink:actuate="onLoad" style:position="top right" style:repeat="no-repeat"/>
        </style:header-footer-properties>
      </style:header-style>
      <style:footer-style>
        <style:header-footer-properties fo:min-height="4mm" fo:margin-left="0mm" fo:margin-right="0mm" fo:margin-top="3mm"/>
      </style:footer-style>
    </style:page-layout>
    <style:page-layout style:name="Mpm2">
      <style:page-layout-properties fo:margin-top="10mm" fo:margin-bottom="10mm" fo:margin-left="14.99mm" fo:margin-right="14.99mm" style:shadow="none" style:writing-mode="lr-tb"/>
      <style:header-style>
        <style:header-footer-properties fo:min-height="4mm" fo:margin-left="0mm" fo:margin-right="0mm" fo:margin-bottom="3mm" fo:border="none" fo:padding="0.18mm" style:shadow="none" fo:background-color="transparent">
          <style:background-image xlink:href="Pictures/10000201000004B00000013D3BD31C4849D8952D.png" xlink:type="simple" xlink:actuate="onLoad" style:position="top right" style:repeat="no-repeat"/>
        </style:header-footer-properties>
      </style:header-style>
      <style:footer-style>
        <style:header-footer-properties fo:min-height="4mm" fo:margin-left="0mm" fo:margin-right="0mm" fo:margin-top="3mm" fo:border="none" fo:padding="0.18mm" style:shadow="none" fo:background-color="transparent">
          <style:background-image/>
        </style:header-footer-properties>
      </style:footer-style>
    </style:page-layout>
    <style:style style:name="MT1" style:family="text">
      <style:text-properties fo:color="#5f6062" style:text-outline="false" style:text-line-through-style="none" style:text-line-through-type="none" style:font-name="Titillium Web1" fo:font-size="11pt" fo:language="de" fo:country="DE" fo:font-style="normal" fo:text-shadow="none" style:text-underline-style="none" fo:font-weight="150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e2001a" style:text-outline="false" style:text-line-through-style="none" style:text-line-through-type="none" style:font-name="Titillium Web1" fo:font-size="11pt" fo:language="de" fo:country="DE" fo:font-style="normal" fo:text-shadow="none" style:text-underline-style="none" fo:font-weight="600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5f6062" style:font-name="Titillium Web1" fo:font-size="11pt" fo:font-weight="150"/>
    </style:style>
    <style:style style:name="MT4" style:family="text">
      <style:text-properties fo:color="#5f6062" style:font-name="Titillium Web1" fo:font-size="11pt" fo:font-weight="600"/>
    </style:style>
    <style:style style:name="MT5" style:family="text">
      <style:text-properties fo:color="#5f6062" style:font-name="Titillium Web1" fo:font-size="8pt" fo:font-weight="150"/>
    </style:style>
    <style:style style:name="MT6" style:family="text">
      <style:text-properties fo:color="#5f6062" style:text-outline="false" style:text-line-through-style="none" style:text-line-through-type="none" style:font-name="Titillium Web1" fo:font-size="8pt" fo:language="de" fo:country="DE" fo:font-style="normal" fo:text-shadow="none" style:text-underline-style="none" fo:font-weight="150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fo:color="#5f6062" style:text-outline="false" style:text-line-through-style="none" style:text-line-through-type="none" style:font-name="Titillium Web1" fo:font-size="11pt" fo:language="de" fo:country="DE" fo:font-style="normal" fo:text-shadow="none" style:text-underline-style="none" fo:font-weight="600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/></text:p>
          <text:p><text:span text:style-name="MT3">Intern</text:span></text:p>
          <text:p><text:span text:style-name="MT4">Zeiterfassung, Stand: 05.01.2019</text:span></text:p>
        </style:region-left>
        <style:region-center>
          <text:p><text:span text:style-name="MT1"/></text:p>
          <text:p><text:span text:style-name="MT1"><text:s/></text:span></text:p>
          <text:p><text:span text:style-name="MT2"/></text:p>
        </style:region-center>
      </style:header>
      <style:header-left style:display="false"/>
      <style:footer>
        <style:region-left>
          <text:p><text:span text:style-name="MT5"><text:file-name text:display="name-and-extension">???</text:file-name></text:span></text:p>
        </style:region-left>
        <style:region-right>
          <text:p><text:span text:style-name="MT6">Seite </text:span><text:span text:style-name="MT6"><text:page-number>1</text:page-number></text:span><text:span text:style-name="MT6">/</text:span><text:span text:style-name="MT6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pan text:style-name="MT1"/></text:p>
          <text:p><text:span text:style-name="MT1">&lt;Projektbezeichnung&gt;</text:span></text:p>
          <text:p><text:span text:style-name="MT7">&lt;Tabellenbezeichnung&gt;, Stand: &lt;Datum&gt;</text:span></text:p>
        </style:region-left>
        <style:region-center>
          <text:p><text:span text:style-name="MT1"/></text:p>
          <text:p><text:span text:style-name="MT1"><text:s/></text:span></text:p>
          <text:p><text:span text:style-name="MT2">Alle Beträge &lt;netto/brutto&gt;</text:span></text:p>
        </style:region-center>
      </style:header>
      <style:header-left style:display="false"/>
      <style:footer>
        <style:region-left>
          <text:p><text:span text:style-name="MT6"><text:file-name text:display="name-and-extension">???</text:file-name></text:span></text:p>
        </style:region-left>
        <style:region-right>
          <text:p><text:span text:style-name="MT6">Seite </text:span><text:span text:style-name="MT6"><text:page-number>1</text:page-number></text:span><text:span text:style-name="MT6">/</text:span><text:span text:style-name="MT6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3:47:49.225303498</meta:creation-date>
    <dc:language>de-DE</dc:language>
    <meta:editing-cycles>60</meta:editing-cycles>
    <meta:editing-duration>P10DT5H33M45S</meta:editing-duration>
    <meta:generator>LibreOffice/6.0.7.3$Linux_X86_64 LibreOffice_project/00m0$Build-3</meta:generator>
    <dc:date>2019-03-25T15:19:16.365599413</dc:date>
    <meta:document-statistic meta:table-count="1" meta:cell-count="123" meta:object-count="0"/>
  </office:meta>
</office:document-meta>
</file>